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3700000133C985611D.png" manifest:media-type="image/png"/>
  <manifest:file-entry manifest:full-path="Pictures/10000201000000B9000000AF90E852BA.png" manifest:media-type="image/png"/>
  <manifest:file-entry manifest:full-path="Pictures/100002010000017F000000A0FB0F298A.png" manifest:media-type="image/png"/>
  <manifest:file-entry manifest:full-path="Pictures/100000000000002000000020D3A4748E.png" manifest:media-type="image/png"/>
  <manifest:file-entry manifest:full-path="Pictures/100000000000002000000020AC02EA46.png" manifest:media-type="image/png"/>
  <manifest:file-entry manifest:full-path="Pictures/100002010000002B0000001FBAF4C316.png" manifest:media-type="image/png"/>
  <manifest:file-entry manifest:full-path="Pictures/100002010000008200000086F2388F47.png" manifest:media-type="image/png"/>
  <manifest:file-entry manifest:full-path="Pictures/10000000000000C0000000EC08E8581A.png" manifest:media-type="image/png"/>
  <manifest:file-entry manifest:full-path="Pictures/1000020100000024000000185646FA6C.png" manifest:media-type="image/png"/>
  <manifest:file-entry manifest:full-path="Pictures/10000201000000CE00000037D250931E.png" manifest:media-type="image/png"/>
  <manifest:file-entry manifest:full-path="Pictures/1000020100000156000000C76D67FD2E.png" manifest:media-type="image/png"/>
  <manifest:file-entry manifest:full-path="Pictures/10000201000002CE0000003947B0D5BE.png" manifest:media-type="image/png"/>
  <manifest:file-entry manifest:full-path="Pictures/100000000000001D0000001B8DC2AE66.png" manifest:media-type="image/png"/>
  <manifest:file-entry manifest:full-path="Pictures/100000000000001B0000001CC0A6DF55.png" manifest:media-type="image/png"/>
  <manifest:file-entry manifest:full-path="Pictures/10000201000001A0000001BDD5435933.png" manifest:media-type="image/png"/>
  <manifest:file-entry manifest:full-path="Pictures/100000000000022A0000004F59D1B163.png" manifest:media-type="image/png"/>
  <manifest:file-entry manifest:full-path="Pictures/10000201000002C7000001E242FF86A2.png" manifest:media-type="image/png"/>
  <manifest:file-entry manifest:full-path="Pictures/10000000000000EF000000A163023C3D.png" manifest:media-type="image/png"/>
  <manifest:file-entry manifest:full-path="Pictures/10000201000003770000017EC6B5694C.png" manifest:media-type="image/png"/>
  <manifest:file-entry manifest:full-path="Pictures/100000000000019C000000863F1BE7AF.png" manifest:media-type="image/png"/>
  <manifest:file-entry manifest:full-path="Pictures/1000000000000020000000203A2DBB49.png" manifest:media-type="image/png"/>
  <manifest:file-entry manifest:full-path="Pictures/100002010000030F0000018FD22BFA96.png" manifest:media-type="image/png"/>
  <manifest:file-entry manifest:full-path="Pictures/100000000000001C0000001C349C721C.png" manifest:media-type="image/png"/>
  <manifest:file-entry manifest:full-path="Pictures/10000201000002A2000001D30BC65916.png" manifest:media-type="image/png"/>
  <manifest:file-entry manifest:full-path="Pictures/10000201000003E8000000D2A060F6AB.png" manifest:media-type="image/png"/>
  <manifest:file-entry manifest:full-path="Pictures/10000201000003B3000000DF1C6D410D.png" manifest:media-type="image/png"/>
  <manifest:file-entry manifest:full-path="Pictures/10000000000000AA0000009DA0514B0E.png" manifest:media-type="image/png"/>
  <manifest:file-entry manifest:full-path="Pictures/100003A50000017B000001E7BD667EC7.svg" manifest:media-type="image/svg+xml"/>
  <manifest:file-entry manifest:full-path="Pictures/1000020100000176000001F30BE0115B.png" manifest:media-type="image/png"/>
  <manifest:file-entry manifest:full-path="Pictures/100006A2000001A8000001A82D51647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1" style:family="table">
      <style:table-properties style:width="6.6931in" fo:margin-left="0in" fo:margin-right="0in" fo:margin-top="0.1181in" fo:margin-bottom="0.1181in" table:align="margins" style:may-break-between-rows="true"/>
    </style:style>
    <style:style style:name="Table1.A" style:family="table-column">
      <style:table-column-properties style:column-width="1.5299in" style:rel-column-width="14979*"/>
    </style:style>
    <style:style style:name="Table1.B" style:family="table-column">
      <style:table-column-properties style:column-width="2.2257in" style:rel-column-width="21792*"/>
    </style:style>
    <style:style style:name="Table1.C" style:family="table-column">
      <style:table-column-properties style:column-width="2.9375in" style:rel-column-width="28764*"/>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7" style:family="table">
      <style:table-properties style:width="6.6889in" fo:margin-left="0in" fo:margin-right="0.0042in" fo:margin-top="0.0785in" fo:margin-bottom="0.0826in" table:align="margins" style:may-break-between-rows="false"/>
    </style:style>
    <style:style style:name="Table17.A" style:family="table-column">
      <style:table-column-properties style:column-width="0.2493in" style:rel-column-width="2442*"/>
    </style:style>
    <style:style style:name="Table17.B" style:family="table-column">
      <style:table-column-properties style:column-width="1.1632in" style:rel-column-width="11396*"/>
    </style:style>
    <style:style style:name="Table17.C" style:family="table-column">
      <style:table-column-properties style:column-width="0.3215in" style:rel-column-width="3150*"/>
    </style:style>
    <style:style style:name="Table17.D" style:family="table-column">
      <style:table-column-properties style:column-width="1.3396in" style:rel-column-width="13124*"/>
    </style:style>
    <style:style style:name="Table17.E" style:family="table-column">
      <style:table-column-properties style:column-width="0.3944in" style:rel-column-width="3864*"/>
    </style:style>
    <style:style style:name="Table17.F" style:family="table-column">
      <style:table-column-properties style:column-width="1.3757in" style:rel-column-width="13478*"/>
    </style:style>
    <style:style style:name="Table17.G" style:family="table-column">
      <style:table-column-properties style:column-width="0.3743in" style:rel-column-width="3667*"/>
    </style:style>
    <style:style style:name="Table17.H" style:family="table-column">
      <style:table-column-properties style:column-width="1.4708in" style:rel-column-width="14414*"/>
    </style:style>
    <style:style style:name="Table17.A1" style:family="table-cell">
      <style:table-cell-properties fo:background-color="transparent" fo:padding="0in" fo:border="none">
        <style:background-image/>
      </style:table-cell-properties>
    </style:style>
    <style:style style:name="Table17.A2" style:family="table-cell" style:data-style-name="N0">
      <style:table-cell-properties fo:padding="0in" fo:border="none"/>
    </style:style>
    <style:style style:name="Table17.B2" style:family="table-cell">
      <style:table-cell-properties fo:padding="0in" fo:border="none"/>
    </style:style>
    <style:style style:name="Table17.C2" style:family="table-cell" style:data-style-name="N0">
      <style:table-cell-properties fo:padding="0in" fo:border="none"/>
    </style:style>
    <style:style style:name="Table17.D2" style:family="table-cell">
      <style:table-cell-properties fo:padding="0in" fo:border="none"/>
    </style:style>
    <style:style style:name="Table17.E2" style:family="table-cell" style:data-style-name="N0">
      <style:table-cell-properties fo:padding="0in" fo:border="none"/>
    </style:style>
    <style:style style:name="Table17.F2" style:family="table-cell">
      <style:table-cell-properties fo:padding="0in" fo:border="none"/>
    </style:style>
    <style:style style:name="Table17.G2" style:family="table-cell">
      <style:table-cell-properties fo:padding="0in" fo:border="none"/>
    </style:style>
    <style:style style:name="Table17.H2" style:family="table-cell">
      <style:table-cell-properties fo:padding="0in" fo:border="none"/>
    </style:style>
    <style:style style:name="Table17.A3" style:family="table-cell" style:data-style-name="N0">
      <style:table-cell-properties fo:padding="0in" fo:border="none"/>
    </style:style>
    <style:style style:name="Table17.B3" style:family="table-cell">
      <style:table-cell-properties fo:padding="0in" fo:border="none"/>
    </style:style>
    <style:style style:name="Table17.C3" style:family="table-cell" style:data-style-name="N0">
      <style:table-cell-properties fo:padding="0in" fo:border="none"/>
    </style:style>
    <style:style style:name="Table17.D3" style:family="table-cell">
      <style:table-cell-properties fo:padding="0in" fo:border="none"/>
    </style:style>
    <style:style style:name="Table17.E3" style:family="table-cell" style:data-style-name="N0">
      <style:table-cell-properties fo:padding="0in" fo:border="none"/>
    </style:style>
    <style:style style:name="Table17.F3" style:family="table-cell">
      <style:table-cell-properties fo:padding="0in" fo:border="none"/>
    </style:style>
    <style:style style:name="Table17.G3" style:family="table-cell" style:data-style-name="N0">
      <style:table-cell-properties fo:padding="0in" fo:border="none"/>
    </style:style>
    <style:style style:name="Table17.H3" style:family="table-cell">
      <style:table-cell-properties fo:padding="0in" fo:border="none"/>
    </style:style>
    <style:style style:name="Table17.A4" style:family="table-cell" style:data-style-name="N0">
      <style:table-cell-properties fo:padding="0in" fo:border="none"/>
    </style:style>
    <style:style style:name="Table17.B4" style:family="table-cell">
      <style:table-cell-properties fo:padding="0in" fo:border="none"/>
    </style:style>
    <style:style style:name="Table17.C4" style:family="table-cell" style:data-style-name="N0">
      <style:table-cell-properties fo:padding="0in" fo:border="none"/>
    </style:style>
    <style:style style:name="Table17.D4" style:family="table-cell">
      <style:table-cell-properties fo:padding="0in" fo:border="none"/>
    </style:style>
    <style:style style:name="Table17.E4" style:family="table-cell" style:data-style-name="N0">
      <style:table-cell-properties fo:padding="0in" fo:border="none"/>
    </style:style>
    <style:style style:name="Table17.F4" style:family="table-cell">
      <style:table-cell-properties fo:padding="0in" fo:border="none"/>
    </style:style>
    <style:style style:name="Table17.G4" style:family="table-cell" style:data-style-name="N0">
      <style:table-cell-properties fo:padding="0in" fo:border="none"/>
    </style:style>
    <style:style style:name="Table17.H4" style:family="table-cell">
      <style:table-cell-properties fo:padding="0in" fo:border="none"/>
    </style:style>
    <style:style style:name="Table17.A5" style:family="table-cell" style:data-style-name="N0">
      <style:table-cell-properties fo:padding="0in" fo:border="none"/>
    </style:style>
    <style:style style:name="Table17.B5" style:family="table-cell">
      <style:table-cell-properties fo:padding="0in" fo:border="none"/>
    </style:style>
    <style:style style:name="Table17.C5" style:family="table-cell" style:data-style-name="N0">
      <style:table-cell-properties fo:padding="0in" fo:border="none"/>
    </style:style>
    <style:style style:name="Table17.D5" style:family="table-cell">
      <style:table-cell-properties fo:padding="0in" fo:border="none"/>
    </style:style>
    <style:style style:name="Table17.E5" style:family="table-cell" style:data-style-name="N0">
      <style:table-cell-properties fo:padding="0in" fo:border="none"/>
    </style:style>
    <style:style style:name="Table17.F5" style:family="table-cell">
      <style:table-cell-properties fo:padding="0in" fo:border="none"/>
    </style:style>
    <style:style style:name="Table17.G5" style:family="table-cell" style:data-style-name="N0">
      <style:table-cell-properties fo:padding="0in" fo:border="none"/>
    </style:style>
    <style:style style:name="Table17.H5" style:family="table-cell">
      <style:table-cell-properties fo:padding="0in" fo:border="none"/>
    </style:style>
    <style:style style:name="Table17.A6" style:family="table-cell">
      <style:table-cell-properties fo:padding="0in" fo:border="none"/>
    </style:style>
    <style:style style:name="Table17.B6" style:family="table-cell">
      <style:table-cell-properties fo:padding="0in" fo:border="none"/>
    </style:style>
    <style:style style:name="Table17.C6" style:family="table-cell">
      <style:table-cell-properties fo:padding="0in" fo:border="none"/>
    </style:style>
    <style:style style:name="Table17.D6" style:family="table-cell">
      <style:table-cell-properties fo:padding="0in" fo:border="none"/>
    </style:style>
    <style:style style:name="Table17.E6" style:family="table-cell">
      <style:table-cell-properties fo:padding="0in" fo:border="none"/>
    </style:style>
    <style:style style:name="Table17.F6" style:family="table-cell">
      <style:table-cell-properties fo:padding="0in" fo:border="none"/>
    </style:style>
    <style:style style:name="Table17.G6" style:family="table-cell" style:data-style-name="N0">
      <style:table-cell-properties fo:padding="0in" fo:border="none"/>
    </style:style>
    <style:style style:name="Table17.H6" style:family="table-cell">
      <style:table-cell-properties fo:padding="0in" fo:border="none"/>
    </style:style>
    <style:style style:name="Table17.7" style:family="table-row">
      <style:table-row-properties style:min-row-height="0.2347in"/>
    </style:style>
    <style:style style:name="Table17.A7" style:family="table-cell">
      <style:table-cell-properties fo:padding="0in" fo:border="none"/>
    </style:style>
    <style:style style:name="Table18" style:family="table">
      <style:table-properties style:width="6.6931in" fo:margin-top="0in" fo:margin-bottom="0.0986in" table:align="margins" style:may-break-between-rows="false"/>
    </style:style>
    <style:style style:name="Table18.A" style:family="table-column">
      <style:table-column-properties style:column-width="0.3111in" style:rel-column-width="3046*"/>
    </style:style>
    <style:style style:name="Table18.B" style:family="table-column">
      <style:table-column-properties style:column-width="1.659in" style:rel-column-width="16244*"/>
    </style:style>
    <style:style style:name="Table18.C" style:family="table-column">
      <style:table-column-properties style:column-width="0.3028in" style:rel-column-width="2964*"/>
    </style:style>
    <style:style style:name="Table18.D" style:family="table-column">
      <style:table-column-properties style:column-width="1.1924in" style:rel-column-width="11674*"/>
    </style:style>
    <style:style style:name="Table18.F" style:family="table-column">
      <style:table-column-properties style:column-width="1.4118in" style:rel-column-width="13823*"/>
    </style:style>
    <style:style style:name="Table18.G" style:family="table-column">
      <style:table-column-properties style:column-width="0.4097in" style:rel-column-width="4011*"/>
    </style:style>
    <style:style style:name="Table18.H" style:family="table-column">
      <style:table-column-properties style:column-width="1.0958in" style:rel-column-width="10727*"/>
    </style:style>
    <style:style style:name="Table18.A1" style:family="table-cell">
      <style:table-cell-properties fo:padding="0.0382in" fo:border="none"/>
    </style:style>
    <style:style style:name="Table18.2" style:family="table-row">
      <style:table-row-properties style:min-row-height="0.2236in"/>
    </style:style>
    <style:style style:name="Table18.A2" style:family="table-cell" style:data-style-name="N0">
      <style:table-cell-properties fo:padding-left="0.0396in" fo:padding-right="0.0396in" fo:padding-top="0.0396in" fo:padding-bottom="0in" fo:border="none"/>
    </style:style>
    <style:style style:name="Table18.B2" style:family="table-cell">
      <style:table-cell-properties fo:padding-left="0.0396in" fo:padding-right="0.0396in" fo:padding-top="0.0396in" fo:padding-bottom="0in" fo:border="none"/>
    </style:style>
    <style:style style:name="Table18.C2" style:family="table-cell">
      <style:table-cell-properties fo:padding-left="0.0396in" fo:padding-right="0.0396in" fo:padding-top="0.0396in" fo:padding-bottom="0in" fo:border="none"/>
    </style:style>
    <style:style style:name="Table18.D2" style:family="table-cell">
      <style:table-cell-properties fo:padding-left="0.0396in" fo:padding-right="0.0396in" fo:padding-top="0.0396in" fo:padding-bottom="0in" fo:border="none"/>
    </style:style>
    <style:style style:name="Table18.E2" style:family="table-cell">
      <style:table-cell-properties fo:padding-left="0.0396in" fo:padding-right="0.0396in" fo:padding-top="0.0396in" fo:padding-bottom="0in" fo:border="none"/>
    </style:style>
    <style:style style:name="Table18.F2" style:family="table-cell">
      <style:table-cell-properties fo:padding-left="0.0396in" fo:padding-right="0.0396in" fo:padding-top="0.0396in" fo:padding-bottom="0in" fo:border="none"/>
    </style:style>
    <style:style style:name="Table18.G2" style:family="table-cell">
      <style:table-cell-properties fo:padding-left="0.0396in" fo:padding-right="0.0396in" fo:padding-top="0.0396in" fo:padding-bottom="0in" fo:border="none"/>
    </style:style>
    <style:style style:name="Table18.H2" style:family="table-cell">
      <style:table-cell-properties fo:padding-left="0.0396in" fo:padding-right="0.0396in" fo:padding-top="0.0396in" fo:padding-bottom="0in" fo:border="none"/>
    </style:style>
    <style:style style:name="Table18.3" style:family="table-row">
      <style:table-row-properties style:min-row-height="0.1924in"/>
    </style:style>
    <style:style style:name="Table18.A3" style:family="table-cell" style:data-style-name="N0">
      <style:table-cell-properties fo:padding="0.0382in" fo:border="none"/>
    </style:style>
    <style:style style:name="Table18.5" style:family="table-row">
      <style:table-row-properties style:min-row-height="0.209in"/>
    </style:style>
    <style:style style:name="Table4" style:family="table">
      <style:table-properties style:width="6.6931in" table:align="margins"/>
    </style:style>
    <style:style style:name="Table4.A" style:family="table-column">
      <style:table-column-properties style:column-width="0.6597in" style:rel-column-width="6459*"/>
    </style:style>
    <style:style style:name="Table4.B" style:family="table-column">
      <style:table-column-properties style:column-width="3.866in" style:rel-column-width="37853*"/>
    </style:style>
    <style:style style:name="Table4.C" style:family="table-column">
      <style:table-column-properties style:column-width="2.1674in" style:rel-column-width="21223*"/>
    </style:style>
    <style:style style:name="Table4.A1" style:family="table-cell">
      <style:table-cell-properties fo:padding="0in" fo:border="none"/>
    </style:style>
    <style:style style:name="Table5" style:family="table">
      <style:table-properties style:width="6.6972in" fo:margin-left="0in" table:align="left"/>
    </style:style>
    <style:style style:name="Table5.A" style:family="table-column">
      <style:table-column-properties style:column-width="0.6694in"/>
    </style:style>
    <style:style style:name="Table5.B" style:family="table-column">
      <style:table-column-properties style:column-width="6.0278in"/>
    </style:style>
    <style:style style:name="Table5.1" style:family="table-row">
      <style:table-row-properties fo:keep-together="always"/>
    </style:style>
    <style:style style:name="Table6" style:family="table">
      <style:table-properties style:width="6.6931in" fo:margin-top="0in" fo:margin-bottom="0.0833in" table:align="margins" style:may-break-between-rows="false"/>
    </style:style>
    <style:style style:name="Table6.A" style:family="table-column">
      <style:table-column-properties style:column-width="0.6243in" style:rel-column-width="6112*"/>
    </style:style>
    <style:style style:name="Table6.B" style:family="table-column">
      <style:table-column-properties style:column-width="4.2486in" style:rel-column-width="41600*"/>
    </style:style>
    <style:style style:name="Table6.C" style:family="table-column">
      <style:table-column-properties style:column-width="1.8201in" style:rel-column-width="17823*"/>
    </style:style>
    <style:style style:name="Table6.A1" style:family="table-cell">
      <style:table-cell-properties fo:padding="0in" fo:border="none"/>
    </style:style>
    <style:style style:name="Table8" style:family="table">
      <style:table-properties style:width="6.6931in" fo:margin-top="0in" fo:margin-bottom="0.2007in" table:align="margins" style:may-break-between-rows="false"/>
    </style:style>
    <style:style style:name="Table8.A" style:family="table-column">
      <style:table-column-properties style:column-width="0.6243in" style:rel-column-width="6115*"/>
    </style:style>
    <style:style style:name="Table8.B" style:family="table-column">
      <style:table-column-properties style:column-width="4.2569in" style:rel-column-width="41685*"/>
    </style:style>
    <style:style style:name="Table8.C" style:family="table-column">
      <style:table-column-properties style:column-width="1.8111in" style:rel-column-width="17735*"/>
    </style:style>
    <style:style style:name="Table8.A1" style:family="table-cell">
      <style:table-cell-properties fo:padding="0in" fo:border="none"/>
    </style:style>
    <style:style style:name="Table9" style:family="table">
      <style:table-properties style:width="6.7382in" fo:margin-left="-0.0451in" table:align="left"/>
    </style:style>
    <style:style style:name="Table9.A" style:family="table-column">
      <style:table-column-properties style:column-width="4.0917in"/>
    </style:style>
    <style:style style:name="Table9.B" style:family="table-column">
      <style:table-column-properties style:column-width="2.6465in"/>
    </style:style>
    <style:style style:name="Table9.1" style:family="table-row">
      <style:table-row-properties style:min-row-height="1.8535in"/>
    </style:style>
    <style:style style:name="Table9.A1" style:family="table-cell">
      <style:table-cell-properties fo:padding="0.0382in" fo:border="none"/>
    </style:style>
    <style:style style:name="P1" style:family="paragraph" style:parent-style-name="Footer">
      <style:text-properties officeooo:paragraph-rsid="00b0b13b"/>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01f0121" officeooo:paragraph-rsid="00a5e5fa"/>
    </style:style>
    <style:style style:name="P7" style:family="paragraph" style:parent-style-name="Text_20_body">
      <style:text-properties fo:language="en" fo:country="US" fo:font-style="normal" officeooo:paragraph-rsid="00a6e9fd" style:font-style-asian="normal" style:font-style-complex="normal"/>
    </style:style>
    <style:style style:name="P8" style:family="paragraph" style:parent-style-name="Text_20_body">
      <style:text-properties officeooo:paragraph-rsid="00a6e9fd"/>
    </style:style>
    <style:style style:name="P9" style:family="paragraph" style:parent-style-name="Text_20_body">
      <style:text-properties officeooo:paragraph-rsid="00733b65"/>
    </style:style>
    <style:style style:name="P10" style:family="paragraph" style:parent-style-name="Text_20_body">
      <style:text-properties officeooo:paragraph-rsid="00b85260"/>
    </style:style>
    <style:style style:name="P11" style:family="paragraph" style:parent-style-name="Text_20_body">
      <style:text-properties officeooo:paragraph-rsid="00b85de2"/>
    </style:style>
    <style:style style:name="P12" style:family="paragraph" style:parent-style-name="Text_20_body">
      <style:text-properties officeooo:paragraph-rsid="00baa1c6"/>
    </style:style>
    <style:style style:name="P13" style:family="paragraph" style:parent-style-name="Text_20_body">
      <style:text-properties officeooo:paragraph-rsid="00bb6960"/>
    </style:style>
    <style:style style:name="P14" style:family="paragraph" style:parent-style-name="LOList_20_1_5f_TextBody">
      <style:text-properties officeooo:paragraph-rsid="00a6e9fd"/>
    </style:style>
    <style:style style:name="P15" style:family="paragraph" style:parent-style-name="Text_20_body">
      <style:paragraph-properties fo:margin-top="0.1181in" fo:margin-bottom="0.0783in" loext:contextual-spacing="false"/>
      <style:text-properties officeooo:rsid="00baa1c6" officeooo:paragraph-rsid="00baa1c6"/>
    </style:style>
    <style:style style:name="P16" style:family="paragraph" style:parent-style-name="Subtitle">
      <style:text-properties fo:language="en" fo:country="US" officeooo:rsid="001f0121"/>
    </style:style>
    <style:style style:name="P17" style:family="paragraph" style:parent-style-name="Guide_20_Name">
      <style:text-properties fo:language="en" fo:country="US" officeooo:rsid="001f0121" officeooo:paragraph-rsid="001f0121"/>
    </style:style>
    <style:style style:name="P18" style:family="paragraph" style:parent-style-name="Table_20_Contents">
      <style:paragraph-properties fo:text-align="end" style:justify-single-word="false"/>
      <style:text-properties fo:font-size="14pt" officeooo:paragraph-rsid="00a6e9fd"/>
    </style:style>
    <style:style style:name="P19" style:family="paragraph" style:parent-style-name="Table_20_Contents">
      <style:text-properties fo:font-size="14pt" officeooo:paragraph-rsid="00a6e9fd"/>
    </style:style>
    <style:style style:name="P20" style:family="paragraph" style:parent-style-name="Table_20_Contents">
      <style:text-properties officeooo:paragraph-rsid="00a6e9fd"/>
    </style:style>
    <style:style style:name="P21" style:family="paragraph" style:parent-style-name="Table_20_Contents">
      <style:text-properties officeooo:paragraph-rsid="00c72a5c"/>
    </style:style>
    <style:style style:name="P22" style:family="paragraph" style:parent-style-name="Table_20_Heading">
      <style:text-properties fo:font-size="10.5pt" officeooo:paragraph-rsid="00c72a5c" style:font-size-asian="10.5pt" style:font-size-complex="10.5pt"/>
    </style:style>
    <style:style style:name="P23" style:family="paragraph" style:parent-style-name="Text_20_body">
      <style:paragraph-properties fo:margin-top="0in" fo:margin-bottom="0in" loext:contextual-spacing="false"/>
    </style:style>
    <style:style style:name="P24" style:family="paragraph" style:parent-style-name="Text_20_body">
      <style:paragraph-properties fo:margin-top="0in" fo:margin-bottom="0in" loext:contextual-spacing="false" style:writing-mode="page"/>
      <style:text-properties officeooo:paragraph-rsid="00a6e9fd"/>
    </style:style>
    <style:style style:name="P25" style:family="paragraph" style:parent-style-name="Figure">
      <style:paragraph-properties fo:margin-top="0in" fo:margin-bottom="0in" loext:contextual-spacing="false" style:writing-mode="page"/>
      <style:text-properties officeooo:paragraph-rsid="00a6e9fd"/>
    </style:style>
    <style:style style:name="P26" style:family="paragraph" style:parent-style-name="Standard">
      <style:paragraph-properties fo:margin-top="0in" fo:margin-bottom="0in" loext:contextual-spacing="false"/>
      <style:text-properties officeooo:rsid="00bc9c0f" officeooo:paragraph-rsid="00bc9c0f"/>
    </style:style>
    <style:style style:name="P27" style:family="paragraph" style:parent-style-name="Definition_20_Term">
      <style:text-properties officeooo:paragraph-rsid="00a6e9fd"/>
    </style:style>
    <style:style style:name="P28" style:family="paragraph" style:parent-style-name="Figure">
      <style:text-properties officeooo:paragraph-rsid="00a6e9fd"/>
    </style:style>
    <style:style style:name="P29" style:family="paragraph" style:parent-style-name="Figure">
      <style:text-properties officeooo:paragraph-rsid="00a9947c"/>
    </style:style>
    <style:style style:name="P30" style:family="paragraph" style:parent-style-name="Figure">
      <style:text-properties officeooo:paragraph-rsid="00aa414f"/>
    </style:style>
    <style:style style:name="P31" style:family="paragraph" style:parent-style-name="Figure">
      <style:text-properties officeooo:paragraph-rsid="00ac9653"/>
    </style:style>
    <style:style style:name="P32" style:family="paragraph" style:parent-style-name="Figure" style:master-page-name="">
      <style:paragraph-properties fo:margin-top="0.0783in" fo:margin-bottom="0.0827in" loext:contextual-spacing="false" style:page-number="auto"/>
      <style:text-properties officeooo:paragraph-rsid="00a6e9fd"/>
    </style:style>
    <style:style style:name="P33" style:family="paragraph" style:parent-style-name="Text_20_body">
      <style:paragraph-properties fo:margin-top="0.0783in" fo:margin-bottom="0.0827in" loext:contextual-spacing="false"/>
      <style:text-properties officeooo:paragraph-rsid="00a6e9fd"/>
    </style:style>
    <style:style style:name="P34" style:family="paragraph" style:parent-style-name="Text_20_Body_20_List_20_Intro">
      <style:text-properties officeooo:paragraph-rsid="00a6e9fd"/>
    </style:style>
    <style:style style:name="P35" style:family="paragraph" style:parent-style-name="Text_20_Body_20_List_20_Intro">
      <style:paragraph-properties fo:margin-top="0in" fo:margin-bottom="0.0591in" loext:contextual-spacing="false"/>
      <style:text-properties officeooo:paragraph-rsid="00a6e9fd"/>
    </style:style>
    <style:style style:name="P36" style:family="paragraph" style:parent-style-name="Text_20_body" style:master-page-name="">
      <style:paragraph-properties fo:keep-together="always" fo:orphans="0" fo:widows="0" style:page-number="auto"/>
      <style:text-properties officeooo:paragraph-rsid="00a6e9fd"/>
    </style:style>
    <style:style style:name="P37" style:family="paragraph" style:parent-style-name="Text_20_Note">
      <style:text-properties officeooo:rsid="00998374" officeooo:paragraph-rsid="00a6e9fd"/>
    </style:style>
    <style:style style:name="P38" style:family="paragraph" style:parent-style-name="Text_20_Note">
      <style:text-properties officeooo:paragraph-rsid="00a6e9fd"/>
    </style:style>
    <style:style style:name="P39" style:family="paragraph" style:parent-style-name="Text_20_Note">
      <style:text-properties officeooo:paragraph-rsid="00aa414f"/>
    </style:style>
    <style:style style:name="P40" style:family="paragraph" style:parent-style-name="Caption">
      <style:text-properties officeooo:paragraph-rsid="00a6e9fd"/>
    </style:style>
    <style:style style:name="P41" style:family="paragraph" style:parent-style-name="Title">
      <style:text-properties fo:language="en" fo:country="US" officeooo:rsid="001f0121" officeooo:paragraph-rsid="00a5e5fa"/>
    </style:style>
    <style:style style:name="P42" style:family="paragraph" style:parent-style-name="Table_20_Contents">
      <style:paragraph-properties fo:margin-top="0.0201in" fo:margin-bottom="0in" loext:contextual-spacing="false" style:writing-mode="page"/>
      <style:text-properties officeooo:paragraph-rsid="00a6e9fd"/>
    </style:style>
    <style:style style:name="P43" style:family="paragraph" style:parent-style-name="Figure">
      <style:paragraph-properties fo:margin-top="0.0799in" fo:margin-bottom="0.1799in" loext:contextual-spacing="false" style:writing-mode="page"/>
      <style:text-properties officeooo:paragraph-rsid="00adcf6a"/>
    </style:style>
    <style:style style:name="P44" style:family="paragraph" style:parent-style-name="Text_20_Body_20_List_20_Intro">
      <style:paragraph-properties fo:margin-top="0.0402in" fo:margin-bottom="0.0799in" loext:contextual-spacing="false" style:writing-mode="page"/>
      <style:text-properties officeooo:paragraph-rsid="00a6e9fd"/>
    </style:style>
    <style:style style:name="P45" style:family="paragraph" style:parent-style-name="Contents_20_1">
      <style:paragraph-properties>
        <style:tab-stops>
          <style:tab-stop style:position="6.6929in" style:type="right" style:leader-style="dotted" style:leader-text="."/>
        </style:tab-stops>
      </style:paragraph-properties>
    </style:style>
    <style:style style:name="P46" style:family="paragraph" style:parent-style-name="Contents_20_2">
      <style:paragraph-properties>
        <style:tab-stops>
          <style:tab-stop style:position="6.4965in" style:type="right" style:leader-style="dotted" style:leader-text="."/>
        </style:tab-stops>
      </style:paragraph-properties>
    </style:style>
    <style:style style:name="P47" style:family="paragraph" style:parent-style-name="Contents_20_3">
      <style:paragraph-properties>
        <style:tab-stops>
          <style:tab-stop style:position="6.2929in" style:type="right" style:leader-style="dotted" style:leader-text="."/>
        </style:tab-stops>
      </style:paragraph-properties>
    </style:style>
    <style:style style:name="P48" style:family="paragraph" style:parent-style-name="Standard">
      <style:text-properties officeooo:paragraph-rsid="00c72a5c"/>
    </style:style>
    <style:style style:name="P49" style:family="paragraph" style:parent-style-name="Heading_20_Tip">
      <style:text-properties officeooo:paragraph-rsid="00a6e9fd"/>
    </style:style>
    <style:style style:name="P50" style:family="paragraph" style:parent-style-name="Heading_20_Caution">
      <style:text-properties officeooo:rsid="00998374" officeooo:paragraph-rsid="00a6e9fd"/>
    </style:style>
    <style:style style:name="P51" style:family="paragraph" style:parent-style-name="Heading_20_2">
      <style:text-properties officeooo:paragraph-rsid="00733b65"/>
    </style:style>
    <style:style style:name="P52" style:family="paragraph" style:parent-style-name="Heading_20_2">
      <style:text-properties officeooo:paragraph-rsid="00916c9a"/>
    </style:style>
    <style:style style:name="P53" style:family="paragraph" style:parent-style-name="Heading_20_2">
      <style:text-properties officeooo:paragraph-rsid="00a6e9fd"/>
    </style:style>
    <style:style style:name="P54" style:family="paragraph" style:parent-style-name="Heading_20_2">
      <style:paragraph-properties fo:margin-top="0.1181in" fo:margin-bottom="0.0783in" loext:contextual-spacing="false"/>
      <style:text-properties officeooo:paragraph-rsid="00a6e9fd"/>
    </style:style>
    <style:style style:name="P55" style:family="paragraph" style:parent-style-name="Heading_20_2" style:master-page-name="">
      <style:paragraph-properties fo:margin-top="0.1181in" fo:margin-bottom="0.0783in" loext:contextual-spacing="false" style:page-number="auto"/>
      <style:text-properties officeooo:paragraph-rsid="00a6e9fd"/>
    </style:style>
    <style:style style:name="P56" style:family="paragraph" style:parent-style-name="Heading_20_1">
      <style:text-properties officeooo:paragraph-rsid="00a6e9fd"/>
    </style:style>
    <style:style style:name="P57" style:family="paragraph" style:parent-style-name="Heading_20_1" style:master-page-name="LOFrontMatter">
      <style:paragraph-properties style:page-number="auto"/>
      <style:text-properties fo:language="en" fo:country="US"/>
    </style:style>
    <style:style style:name="P58" style:family="paragraph" style:parent-style-name="Heading_20_1" style:master-page-name="Standard">
      <style:paragraph-properties style:page-number="auto"/>
      <style:text-properties fo:language="en" fo:country="US" officeooo:paragraph-rsid="00a6e9fd"/>
    </style:style>
    <style:style style:name="P59" style:family="paragraph" style:parent-style-name="List_20_1">
      <style:text-properties officeooo:paragraph-rsid="00a6e9fd"/>
    </style:style>
    <style:style style:name="P60" style:family="paragraph" style:parent-style-name="List_20_1" style:list-style-name="OOoBullets_20_1">
      <style:text-properties officeooo:paragraph-rsid="00a6e9fd"/>
    </style:style>
    <style:style style:name="P61" style:family="paragraph" style:parent-style-name="List_20_1" style:master-page-name="">
      <style:paragraph-properties style:page-number="auto" fo:keep-with-next="always"/>
      <style:text-properties officeooo:paragraph-rsid="00a6e9fd"/>
    </style:style>
    <style:style style:name="P6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3" style:family="paragraph" style:parent-style-name="Heading_20_3">
      <style:text-properties officeooo:paragraph-rsid="00a6e9fd"/>
    </style:style>
    <style:style style:name="P64" style:family="paragraph" style:parent-style-name="Heading_20_Note">
      <style:text-properties officeooo:paragraph-rsid="00a6e9fd"/>
    </style:style>
    <style:style style:name="P65" style:family="paragraph" style:parent-style-name="Heading_20_Note">
      <style:paragraph-properties fo:margin-top="0in" fo:margin-bottom="0.0516in" loext:contextual-spacing="false"/>
      <style:text-properties officeooo:paragraph-rsid="00a6e9fd"/>
    </style:style>
    <style:style style:name="P66" style:family="paragraph" style:parent-style-name="Numbering_20_1">
      <style:text-properties officeooo:paragraph-rsid="00a6e9fd"/>
    </style:style>
    <style:style style:name="P67" style:family="paragraph" style:parent-style-name="Numbering_20_1" style:list-style-name="Numbering_20_1">
      <style:text-properties officeooo:paragraph-rsid="00b85de2"/>
    </style:style>
    <style:style style:name="P68" style:family="paragraph" style:parent-style-name="Numbering_20_1" style:list-style-name="Numbering_20_1">
      <style:text-properties officeooo:paragraph-rsid="00baa1c6"/>
    </style:style>
    <style:style style:name="P69" style:family="paragraph" style:parent-style-name="Numbering_20_1" style:list-style-name="Numbering_20_1">
      <style:text-properties officeooo:paragraph-rsid="00bb6960"/>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a5e5fa"/>
    </style:style>
    <style:style style:name="T7" style:family="text">
      <style:text-properties officeooo:rsid="00b85260"/>
    </style:style>
    <style:style style:name="T8" style:family="text">
      <style:text-properties officeooo:rsid="00b9045a"/>
    </style:style>
    <style:style style:name="T9" style:family="text">
      <style:text-properties officeooo:rsid="00bb6960"/>
    </style:style>
    <style:style style:name="T10" style:family="text">
      <style:text-properties officeooo:rsid="00baa1c6"/>
    </style:style>
    <style:style style:name="T11" style:family="text">
      <style:text-properties fo:font-weight="normal"/>
    </style:style>
    <style:style style:name="T12" style:family="text">
      <style:text-properties fo:font-weight="normal" style:font-weight-asian="normal" style:font-weight-complex="normal"/>
    </style:style>
    <style:style style:name="T13" style:family="text">
      <style:text-properties fo:language="en" fo:country="US"/>
    </style:style>
    <style:style style:name="T14" style:family="text">
      <style:text-properties fo:language="en" fo:country="US" officeooo:rsid="00048fb0"/>
    </style:style>
    <style:style style:name="T15" style:family="text">
      <style:text-properties style:font-weight-asian="bold" style:font-weight-complex="bold"/>
    </style:style>
    <style:style style:name="T16" style:family="text">
      <style:text-properties officeooo:rsid="005e68eb"/>
    </style:style>
    <style:style style:name="T17" style:family="text">
      <style:text-properties style:font-name="Times New Roman"/>
    </style:style>
    <style:style style:name="T18" style:family="text">
      <style:text-properties officeooo:rsid="00232bb6"/>
    </style:style>
    <style:style style:name="T19" style:family="text">
      <style:text-properties style:font-name="Liberation Sans5" officeooo:rsid="0019deb4" style:font-name-asian="Liberation Sans5" style:font-name-complex="Liberation Sans5"/>
    </style:style>
    <style:style style:name="T20" style:family="text">
      <style:text-properties officeooo:rsid="00967aed"/>
    </style:style>
    <style:style style:name="T21" style:family="text">
      <style:text-properties officeooo:rsid="007a42cc"/>
    </style:style>
    <style:style style:name="T22" style:family="text">
      <style:text-properties officeooo:rsid="0068bbd4"/>
    </style:style>
    <style:style style:name="T23" style:family="text">
      <style:text-properties officeooo:rsid="009b04f5"/>
    </style:style>
    <style:style style:name="T24" style:family="text">
      <style:text-properties officeooo:rsid="00a85a70"/>
    </style:style>
    <style:style style:name="T25" style:family="text">
      <style:text-properties officeooo:rsid="00a8fe05"/>
    </style:style>
    <style:style style:name="T26" style:family="text">
      <style:text-properties officeooo:rsid="00a9947c"/>
    </style:style>
    <style:style style:name="T27" style:family="text">
      <style:text-properties officeooo:rsid="00aa414f"/>
    </style:style>
    <style:style style:name="T28" style:family="text">
      <style:text-properties officeooo:rsid="00aae5cf"/>
    </style:style>
    <style:style style:name="T29" style:family="text">
      <style:text-properties officeooo:rsid="00ac3ee3"/>
    </style:style>
    <style:style style:name="T30" style:family="text">
      <style:text-properties officeooo:rsid="00ac77b7"/>
    </style:style>
    <style:style style:name="T31" style:family="text">
      <style:text-properties officeooo:rsid="00ac9653"/>
    </style:style>
    <style:style style:name="T32" style:family="text">
      <style:text-properties officeooo:rsid="00b2d933"/>
    </style:style>
    <style:style style:name="T33" style:family="text">
      <style:text-properties officeooo:rsid="00b3c2d0"/>
    </style:style>
    <style:style style:name="T34" style:family="text">
      <style:text-properties officeooo:rsid="00b51e45"/>
    </style:style>
    <style:style style:name="T35" style:family="text">
      <style:text-properties officeooo:rsid="00b85de2"/>
    </style:style>
    <style:style style:name="T36" style:family="text">
      <style:text-properties officeooo:rsid="00ba433e"/>
    </style:style>
    <style:style style:name="T37" style:family="text">
      <style:text-properties officeooo:rsid="00bc8ef5"/>
    </style:style>
    <style:style style:name="T38" style:family="text">
      <style:text-properties officeooo:rsid="00bde969"/>
    </style:style>
    <style:style style:name="T39" style:family="text">
      <style:text-properties officeooo:rsid="00be82a2"/>
    </style:style>
    <style:style style:name="T40" style:family="text">
      <style:text-properties officeooo:rsid="00c051f0"/>
    </style:style>
    <style:style style:name="T41" style:family="text">
      <style:text-properties officeooo:rsid="00c246ef"/>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0472in, 0in, 0.0118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0472in, 0.0311in, 0.0311in, 0.0311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shadow="none" draw:shadow-opacity="100%" style:mirror="none" fo:clip="rect(0in, 0in, 0.0563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fo:padding="0in" fo:border="0.06pt solid #000000" style:shadow="none" draw:shadow-opacity="100%" style:mirror="none" fo:clip="rect(0.0402in, 0.0402in, 0.0598in, 0.0402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1516in, 0in, 0.0874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0398in" style:wrap="right" style:number-wrapped-paragraphs="no-limit" style:wrap-contour="false" style:vertical-pos="middle" style:vertical-rel="baseline"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0417in" fo:margin-top="0in" fo:margin-bottom="0.139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top="0in" fo:margin-bottom="0.1965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17"><draw:frame draw:style-name="fr7" draw:name="Image1" text:anchor-type="paragraph" svg:x="1.3661in" svg:y="0.1772in" svg:width="3.3335in" svg:height="0.7in" draw:z-index="1"><draw:image xlink:href="Pictures/10000201000003E8000000D2A060F6AB.png" xlink:type="simple" xlink:show="embed" xlink:actuate="onLoad"/></draw:frame>Začínáme s programem LibreOffice</text:p>
      <text:p text:style-name="P41">Kapitola 11 <text:s/><text:line-break/>Graphics, Gallery, Fontwork</text:p>
      <text:p text:style-name="P16"/>
      <text:h text:style-name="P57" text:outline-level="1"><text:bookmark-start text:name="__RefHeading__5636_1566568644"/>Autorská práva<text:bookmark-end text:name="__RefHeading__5636_1566568644"/></text:h>
      <text:p text:style-name="P9">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23">Jean Hollis Weber</text:p>
          </table:table-cell>
          <table:table-cell office:value-type="string">
            <text:p text:style-name="P23">Hazel Russman</text:p>
          </table:table-cell>
          <table:table-cell office:value-type="string">
            <text:p text:style-name="P23">John A Smith</text:p>
          </table:table-cell>
        </table:table-row>
        <table:table-row>
          <table:table-cell office:value-type="string">
            <text:p text:style-name="P23">Ron Faile Jr.</text:p>
          </table:table-cell>
          <table:table-cell office:value-type="string">
            <text:p text:style-name="P23">Martin Saffron</text:p>
          </table:table-cell>
          <table:table-cell office:value-type="string">
            <text:p text:style-name="P26">Olivier Hallot</text:p>
          </table:table-cell>
        </table:table-row>
      </table:table>
      <text:h text:style-name="Heading_20_2" text:outline-level="2"><text:bookmark-start text:name="__RefHeading__5640_1566568644"/>Zpětná vazba<text:bookmark-end text:name="__RefHeading__5640_1566568644"/></text:h>
      <text:p text:style-name="P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9">Poznámka: Všechno, co do e-mailové konference pošlete, včetně e-mailové adresy a dalších osobních informací uvedených ve zprávě, bude veřejně viditelné bez možnosti smazání.</text:p>
      <text:h text:style-name="P51" text:outline-level="2"><text:bookmark-start text:name="__RefHeading__5642_1566568644"/>Poděkování<text:bookmark-end text:name="__RefHeading__5642_1566568644"/></text:h>
      <text:p text:style-name="P6">Tato kapitola byla vytvořena úpravami a aktualizacemi kapitoly 11 knihy <text:span text:style-name="LOEmphasis">Getting Started with OpenOffice.org 3.3</text:span>. Do původní kapitoly přispěli:</text:p>
      <text:p text:style-name="Text_20_body">Agnes Belzunce<text:tab/>Daniel Carrera<text:tab/>Peter Hillier-Brook<text:line-break/>Peter Kupfer<text:tab/>Iain Roberts<text:tab/>Jean Hollis Weber<text:line-break/>Linda Worthington<text:tab/>Michele Zarri</text:p>
      <text:h text:style-name="P52" text:outline-level="2"><text:bookmark-start text:name="__RefHeading__5644_1566568644"/>Datum vydání a verze programu<text:bookmark-end text:name="__RefHeading__5644_1566568644"/></text:h>
      <text:p text:style-name="P4">Anglický originál byl vydán 30. června 2016. Kniha je určena pro LibreOffice 5.1.</text:p>
      <text:h text:style-name="Heading_20_2" text:outline-level="2"><text:bookmark-start text:name="__RefHeading__10532_462712302"/>Poznámka pro uživatele systému Mac<text:bookmark-end text:name="__RefHeading__10532_462712302"/></text:h>
      <text:p text:style-name="P9">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2">Windows nebo Linux</text:p>
          </table:table-cell>
          <table:table-cell table:style-name="Table1.A1" office:value-type="string">
            <text:p text:style-name="P22">Ekvivalent pro Mac</text:p>
          </table:table-cell>
          <table:table-cell table:style-name="Table1.A1" office:value-type="string">
            <text:p text:style-name="P22">Výsledek</text:p>
          </table:table-cell>
        </table:table-row>
        <table:table-row table:style-name="Table1.1">
          <table:table-cell table:style-name="Table1.A2" office:value-type="string">
            <text:p text:style-name="P21"><text:span text:style-name="LOMenuPath">Nástroje &gt; Možnosti</text:span> výběr v nabídce</text:p>
          </table:table-cell>
          <table:table-cell table:style-name="Table1.B2" office:value-type="string">
            <text:p text:style-name="P21"><text:span text:style-name="LOMenuPath">LibreOffice &gt; Předvolby</text:span></text:p>
          </table:table-cell>
          <table:table-cell table:style-name="Table1.B2" office:value-type="string">
            <text:p text:style-name="P21">Otevře nastavení s možnostmi<text:span text:style-name="LOEmphasis"> </text:span><text:span text:style-name="LOStrongEmphasis"><text:s/></text:span><text:span text:style-name="LOComputerCode"><text:s/></text:span></text:p>
          </table:table-cell>
        </table:table-row>
        <table:table-row table:style-name="Table1.1">
          <table:table-cell table:style-name="Table1.A2" office:value-type="string">
            <text:p text:style-name="P21"><text:span text:style-name="LOKeystroke">Klepnutí pravým tlačítkem</text:span></text:p>
          </table:table-cell>
          <table:table-cell table:style-name="Table1.A2" office:value-type="string">
            <text:p text:style-name="P21">Control+klepnutí a/nebo klepnutí pravým tlačítkem v závislosti na operačním systému počítače</text:p>
          </table:table-cell>
          <table:table-cell table:style-name="Table1.B2" office:value-type="string">
            <text:p text:style-name="P21">Otevře se místní nabídka</text:p>
          </table:table-cell>
        </table:table-row>
        <table:table-row table:style-name="Table1.1">
          <table:table-cell table:style-name="Table1.A2" office:value-type="string">
            <text:p text:style-name="P21"><text:span text:style-name="LOKeystroke">Ctrl</text:span> (<text:span text:style-name="LOKeystroke">Control</text:span>)</text:p>
          </table:table-cell>
          <table:table-cell table:style-name="Table1.A2" office:value-type="string">
            <text:p text:style-name="P21">⌘ (<text:span text:style-name="LOKeystroke">Command</text:span>)</text:p>
          </table:table-cell>
          <table:table-cell table:style-name="Table1.A2" office:value-type="string">
            <text:p text:style-name="P21">Používá se i s jinými klávesami</text:p>
          </table:table-cell>
        </table:table-row>
        <table:table-row table:style-name="Table1.1">
          <table:table-cell table:style-name="Table1.A2" office:value-type="string">
            <text:p text:style-name="P21"><text:span text:style-name="LOKeystroke">F5</text:span></text:p>
          </table:table-cell>
          <table:table-cell table:style-name="Table1.A2" office:value-type="string">
            <text:p text:style-name="P21"><text:span text:style-name="LOKeystroke">Shift</text:span>+⌘+<text:span text:style-name="LOKeystroke">F5</text:span></text:p>
          </table:table-cell>
          <table:table-cell table:style-name="Table1.A2" office:value-type="string">
            <text:p text:style-name="P21">Otevře Navigátor</text:p>
          </table:table-cell>
        </table:table-row>
        <table:table-row table:style-name="Table1.1">
          <table:table-cell table:style-name="Table1.A2" office:value-type="string">
            <text:p text:style-name="P21"><text:span text:style-name="LOKeystroke">F11</text:span></text:p>
          </table:table-cell>
          <table:table-cell table:style-name="Table1.A2" office:value-type="string">
            <text:p text:style-name="P21">⌘+<text:span text:style-name="LOKeystroke">T</text:span></text:p>
          </table:table-cell>
          <table:table-cell table:style-name="Table1.A2" office:value-type="string">
            <text:p text:style-name="P21">Otevře okno Styly a formátování.</text:p>
          </table:table-cell>
        </table:table-row>
      </table:table>
      <text:p text:style-name="P48"/>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5"><text:a xlink:type="simple" xlink:href="#__RefHeading__5636_1566568644" text:style-name="Index_20_Link" text:visited-style-name="Index_20_Link">Autorská práva<text:tab/>2</text:a></text:p>
          <text:p text:style-name="P46"><text:a xlink:type="simple" xlink:href="#__RefHeading__5638_1566568644" text:style-name="Index_20_Link" text:visited-style-name="Index_20_Link">Přispěvatelé<text:tab/>2</text:a></text:p>
          <text:p text:style-name="P46"><text:a xlink:type="simple" xlink:href="#__RefHeading__5640_1566568644" text:style-name="Index_20_Link" text:visited-style-name="Index_20_Link">Zpětná vazba<text:tab/>2</text:a></text:p>
          <text:p text:style-name="P46"><text:a xlink:type="simple" xlink:href="#__RefHeading__5642_1566568644" text:style-name="Index_20_Link" text:visited-style-name="Index_20_Link">Poděkování<text:tab/>2</text:a></text:p>
          <text:p text:style-name="P46"><text:a xlink:type="simple" xlink:href="#__RefHeading__5644_1566568644" text:style-name="Index_20_Link" text:visited-style-name="Index_20_Link">Datum vydání a verze programu<text:tab/>2</text:a></text:p>
          <text:p text:style-name="P46"><text:a xlink:type="simple" xlink:href="#__RefHeading__10532_462712302" text:style-name="Index_20_Link" text:visited-style-name="Index_20_Link">Poznámka pro uživatele systému Mac<text:tab/>2</text:a></text:p>
          <text:p text:style-name="P45"><text:a xlink:type="simple" xlink:href="#__RefHeading__5648_1566568644" text:style-name="Index_20_Link" text:visited-style-name="Index_20_Link">Úvod<text:tab/>4</text:a></text:p>
          <text:p text:style-name="P45"><text:a xlink:type="simple" xlink:href="#__RefHeading__13175_2065861793" text:style-name="Index_20_Link" text:visited-style-name="Index_20_Link">Vkládání obrázků do dokumentu<text:tab/>4</text:a></text:p>
          <text:p text:style-name="P46"><text:a xlink:type="simple" xlink:href="#__RefHeading__13177_2065861793" text:style-name="Index_20_Link" text:visited-style-name="Index_20_Link">Vkládání souboru s obrázkem<text:tab/>4</text:a></text:p>
          <text:p text:style-name="P47"><text:a xlink:type="simple" xlink:href="#__RefHeading__13801_2065861793" text:style-name="Index_20_Link" text:visited-style-name="Index_20_Link">Přetažení<text:tab/>4</text:a></text:p>
          <text:p text:style-name="P47"><text:a xlink:type="simple" xlink:href="#__RefHeading__13179_2065861793" text:style-name="Index_20_Link" text:visited-style-name="Index_20_Link">Dialogové okno Obrázek<text:tab/>4</text:a></text:p>
          <text:p text:style-name="P46"><text:a xlink:type="simple" xlink:href="#__RefHeading__13183_2065861793" text:style-name="Index_20_Link" text:visited-style-name="Index_20_Link">Odkazování na soubor s obrázkem<text:tab/>5</text:a></text:p>
          <text:p text:style-name="P47"><text:a xlink:type="simple" xlink:href="#__RefHeading__13185_2065861793" text:style-name="Index_20_Link" text:visited-style-name="Index_20_Link">Vkládání odkazovaných obrázků<text:tab/>6</text:a></text:p>
          <text:p text:style-name="P46"><text:a xlink:type="simple" xlink:href="#__RefHeading__13187_2065861793" text:style-name="Index_20_Link" text:visited-style-name="Index_20_Link">Vkládání obrázků ze schránky<text:tab/>6</text:a></text:p>
          <text:p text:style-name="P46"><text:a xlink:type="simple" xlink:href="#__RefHeading__13189_2065861793" text:style-name="Index_20_Link" text:visited-style-name="Index_20_Link">Vkládání obrázků s použitím skeneru<text:tab/>7</text:a></text:p>
          <text:p text:style-name="P46"><text:a xlink:type="simple" xlink:href="#__RefHeading__11392_454530774" text:style-name="Index_20_Link" text:visited-style-name="Index_20_Link">Vkládání obrázků z galerie<text:tab/>7</text:a></text:p>
          <text:p text:style-name="P46"><text:a xlink:type="simple" xlink:href="#__RefHeading__34926_261791260" text:style-name="Index_20_Link" text:visited-style-name="Index_20_Link">Vkládání obrázků jako pozadí<text:tab/>8</text:a></text:p>
          <text:p text:style-name="P45"><text:a xlink:type="simple" xlink:href="#__RefHeading__72324_1784677349" text:style-name="Index_20_Link" text:visited-style-name="Index_20_Link">Úprava a umístění obrázků<text:tab/>8</text:a></text:p>
          <text:p text:style-name="P45"><text:a xlink:type="simple" xlink:href="#__RefHeading__13193_2065861793" text:style-name="Index_20_Link" text:visited-style-name="Index_20_Link">Správa galerie balíku LibreOffice<text:tab/>8</text:a></text:p>
          <text:p text:style-name="P46"><text:a xlink:type="simple" xlink:href="#__RefHeading__13203_2065861793" text:style-name="Index_20_Link" text:visited-style-name="Index_20_Link">Přidávání objektů do galerie<text:tab/>9</text:a></text:p>
          <text:p text:style-name="P46"><text:a xlink:type="simple" xlink:href="#__RefHeading__13205_2065861793" text:style-name="Index_20_Link" text:visited-style-name="Index_20_Link">Mazání objektů z galerie<text:tab/>9</text:a></text:p>
          <text:p text:style-name="P46"><text:a xlink:type="simple" xlink:href="#__RefHeading__13207_2065861793" text:style-name="Index_20_Link" text:visited-style-name="Index_20_Link">Přidávání nových motivů vzhledu do galerie<text:tab/>10</text:a></text:p>
          <text:p text:style-name="P46"><text:a xlink:type="simple" xlink:href="#__RefHeading__13209_2065861793" text:style-name="Index_20_Link" text:visited-style-name="Index_20_Link">Mazání motivů vzhledu z galerie<text:tab/>10</text:a></text:p>
          <text:p text:style-name="P46"><text:a xlink:type="simple" xlink:href="#__RefHeading__13211_2065861793" text:style-name="Index_20_Link" text:visited-style-name="Index_20_Link">Umístění galerie a jejích objektů<text:tab/>10</text:a></text:p>
          <text:p text:style-name="P45"><text:a xlink:type="simple" xlink:href="#__RefHeading__15492_2065861793" text:style-name="Index_20_Link" text:visited-style-name="Index_20_Link">Vytváření obrázkových map<text:tab/>10</text:a></text:p>
          <text:p text:style-name="P45"><text:a xlink:type="simple" xlink:href="#__RefHeading__17037_2065861793" text:style-name="Index_20_Link" text:visited-style-name="Index_20_Link">Použití kreslicích nástrojů balíku LibreOffice<text:tab/>12</text:a></text:p>
          <text:p text:style-name="P46"><text:a xlink:type="simple" xlink:href="#__RefHeading__7009_2065861793" text:style-name="Index_20_Link" text:visited-style-name="Index_20_Link">Vytváření kreseb<text:tab/>12</text:a></text:p>
          <text:p text:style-name="P46"><text:a xlink:type="simple" xlink:href="#__RefHeading__7011_2065861793" text:style-name="Index_20_Link" text:visited-style-name="Index_20_Link">Nastavení nebo změna vlastností kreseb<text:tab/>13</text:a></text:p>
          <text:p text:style-name="P46"><text:a xlink:type="simple" xlink:href="#__RefHeading__7013_2065861793" text:style-name="Index_20_Link" text:visited-style-name="Index_20_Link">Změna velikosti kreseb<text:tab/>13</text:a></text:p>
          <text:p text:style-name="P46"><text:a xlink:type="simple" xlink:href="#__RefHeading__7015_2065861793" text:style-name="Index_20_Link" text:visited-style-name="Index_20_Link">Seskupování kreseb<text:tab/>13</text:a></text:p>
          <text:p text:style-name="P45"><text:a xlink:type="simple" xlink:href="#__RefHeading__17039_2065861793" text:style-name="Index_20_Link" text:visited-style-name="Index_20_Link">Použití písmomalby<text:tab/>14</text:a></text:p>
          <text:p text:style-name="P46"><text:a xlink:type="simple" xlink:href="#__RefHeading__13217_2065861793" text:style-name="Index_20_Link" text:visited-style-name="Index_20_Link">Vytváření objektů písmomalby<text:tab/>14</text:a></text:p>
          <text:p text:style-name="P46"><text:a xlink:type="simple" xlink:href="#__RefHeading__13219_2065861793" text:style-name="Index_20_Link" text:visited-style-name="Index_20_Link">Úprava objektů písmomalby<text:tab/>15</text:a></text:p>
          <text:p text:style-name="P47"><text:a xlink:type="simple" xlink:href="#__RefHeading__13221_2065861793" text:style-name="Index_20_Link" text:visited-style-name="Index_20_Link">Použití nástrojové lišty Písmomalba<text:tab/>15</text:a></text:p>
          <text:p text:style-name="P47"><text:a xlink:type="simple" xlink:href="#__RefHeading__13223_2065861793" text:style-name="Index_20_Link" text:visited-style-name="Index_20_Link">Použití nástrojové lišty Formátování<text:tab/>16</text:a></text:p>
          <text:p text:style-name="P47"><text:a xlink:type="simple" xlink:href="#__RefHeading__13231_2065861793" text:style-name="Index_20_Link" text:visited-style-name="Index_20_Link">Použití možností v nabídkách<text:tab/>18</text:a></text:p>
          <text:p text:style-name="P47"><text:a xlink:type="simple" xlink:href="#__RefHeading__13233_2065861793" text:style-name="Index_20_Link" text:visited-style-name="Index_20_Link">Použití nástrojové lišty 3D nastavení<text:tab/>18</text:a></text:p>
          <text:p text:style-name="P46"><text:a xlink:type="simple" xlink:href="#__RefHeading__13235_2065861793" text:style-name="Index_20_Link" text:visited-style-name="Index_20_Link">Přesun a změna velikosti objektů písmomalby<text:tab/>18</text:a></text:p>
        </text:index-body>
      </text:table-of-content>
      <text:p text:style-name="Page_20_Break"/>
      <text:h text:style-name="P58" text:outline-level="1"><text:bookmark-start text:name="__RefHeading__5648_1566568644"/>Úvod<text:bookmark-end text:name="__RefHeading__5648_1566568644"/></text:h>
      <text:p text:style-name="P8">Do dokumentů LibreOffice je možné vkládat soubory s obrázky, a to fotografie, kresby a naskenované obrázky. Balík LibreOffice umožňuje importovat různé vektorové (kresby čar) a rastrové formáty souborů. Nejběžněji používanými formáty obrázků jsou GIF, JPG, PNG a BMP. Úplný seznam formátů obrázků, které lze importovat do programu LibreOffice, se nachází v příloze B.</text:p>
      <text:p text:style-name="P34">Obrázky v LibreOffice můžeme rozdělit na tři základní druhy:</text:p>
      <text:list xml:id="list7151449917104284810" text:style-name="List_20_1">
        <text:list-item>
          <text:p text:style-name="P59">Soubory s obrázky, například fotografie, kresby a naskenované obrázky</text:p>
        </text:list-item>
        <text:list-item>
          <text:p text:style-name="P59">Diagramy vytvořené pomocí kreslicích nástrojů balíku LibreOffice</text:p>
        </text:list-item>
        <text:list-item>
          <text:p text:style-name="P59">Grafy vytvořené pomocí součásti LibreOffice nazvané Chart</text:p>
        </text:list-item>
      </text:list>
      <text:p text:style-name="P8">Tato kapitola se zabývá obrázky a diagramy.</text:p>
      <text:p text:style-name="P8">Podrobnější popis práce s nástroji na kreslení se nachází v příručkách <text:span text:style-name="LOEmphasis">Draw Guide</text:span> a <text:span text:style-name="LOEmphasis">Impress Guide</text:span>. Pokyny pro tvorbu grafů jsou uvedeny v příručce <text:span text:style-name="LOEmphasis">Calc Guide</text:span>.</text:p>
      <text:h text:style-name="P56" text:outline-level="1"><text:bookmark-start text:name="__RefHeading__13175_2065861793"/><text:reference-mark-start text:name="Adding images"/>Vkládání obrázků do dokumentu<text:bookmark-end text:name="__RefHeading__13175_2065861793"/><text:reference-mark-end text:name="Adding images"/></text:h>
      <text:p text:style-name="P8">Obrázky lze do dokumentu vkládat několika způsoby: vložením souboru s obrázkem, přímo z grafického programu nebo ze skeneru, přetažením z galerie, ze souboru uloženého na počítači nebo kopírováním a vložením z nějakého zdroje zobrazeného na počítači.</text:p>
      <text:h text:style-name="P53" text:outline-level="2"><text:bookmark-start text:name="__RefHeading__13177_2065861793"/>Vkládání <text:alphabetical-index-mark text:string-value="vkládání ze souboru" text:key1="obrázky"/><text:alphabetical-index-mark text:string-value="vkládání ze souboru" text:key1="obrázky" text:main-entry="true"/><text:alphabetical-index-mark text:string-value="vkládání ze souboru" text:key1="obrázky" text:main-entry="true"/>souboru s obrázkem<text:bookmark-end text:name="__RefHeading__13177_2065861793"/></text:h>
      <text:p text:style-name="P8">Pokud máme soubor s obrázkem uložený na počítači, můžeme jej do programu LibreOffice vložit následujícími způsoby:</text:p>
      <text:h text:style-name="P63" text:outline-level="3"><text:bookmark-start text:name="__RefHeading__13801_2065861793"/><text:alphabetical-index-mark text:string-value="přetažení"/>Přetažení<text:bookmark-end text:name="__RefHeading__13801_2065861793"/></text:h>
      <text:list xml:id="list2666832345538671458" text:style-name="Numbering_20_1">
        <text:list-item text:start-value="1">
          <text:p text:style-name="P66">Otevřeme okno prohlížeče souborů a přemístíme se na obrázek, který chceme vložit.</text:p>
        </text:list-item>
        <text:list-item>
          <text:p text:style-name="P66">Přetáhneme obrázek do dokumentu LibreOffice a upustíme jej na místě, kde má být zobrazen. Místo, kde bude obrázek upuštěn, označuje nevýrazná šedá čárka.</text:p>
        </text:list-item>
      </text:list>
      <text:p text:style-name="P8">Tímto způsob obrázek do dokumentu skutečně vložíme, tj. uložíme v něm jeho kopii. Chceme-li místo místo vložit místo obrázku pouze odkaz, při přetahování obrázku podržíme klávesy <text:span text:style-name="LOKeystroke">Ctrl+Shift</text:span>.</text:p>
      <text:h text:style-name="P63" text:outline-level="3"><text:bookmark-start text:name="__RefHeading__13179_2065861793"/>Dialogové okno Obrázek<text:bookmark-end text:name="__RefHeading__13179_2065861793"/></text:h>
      <text:list xml:id="list133054920086957" text:continue-list="list2666832345538671458" text:style-name="Numbering_20_1">
        <text:list-item text:start-value="1">
          <text:p text:style-name="P66"><text:alphabetical-index-mark text:string-value="Dialogové okno Vložit obrázek"/>V dokumentu LibreOffice klepneme na místo, kde má být obrázek zobrazen.</text:p>
        </text:list-item>
        <text:list-item>
          <text:p text:style-name="P66">Choose <text:span text:style-name="LOMenuPath">Insert &gt; Image</text:span> from the menu bar.</text:p>
        </text:list-item>
        <text:list-item>
          <text:p text:style-name="Numbering_20_1">V dialogovém okně Vložit obrázek vybereme obrázek, který chceme vložit.</text:p>
        </text:list-item>
        <text:list-item>
          <text:p text:style-name="Numbering_20_1">At the bottom of the dialog (Figure <text:sequence-ref text:reference-format="value" text:ref-name="refFigure0">1</text:sequence-ref>) are two options, <text:span text:style-name="LOMenuPath">Preview</text:span> and <text:span text:style-name="LOMenuPath">Link</text:span>. <text:span text:style-name="LOMenuPath">Náhled</text:span> vybereme, pokud chceme, aby se v panelu napravo zobrazil náhled vybraného obrázku, a mohli jsme tam ověřit, že jsme vybrali správný soubor. Použití možnosti <text:span text:style-name="LOMenuPath">Odkaz</text:span> je popsáno na stránce <text:bookmark-ref text:reference-format="page" text:ref-name="__RefHeading__13183_2065861793">5</text:bookmark-ref>.</text:p>
        </text:list-item>
        <text:list-item>
          <text:p text:style-name="Numbering_20_1">Klepneme na <text:span text:style-name="LOMenuPath">Otevřít</text:span>.</text:p>
        </text:list-item>
      </text:list>
      <text:list xml:id="list5260695954379157054" text:style-name="Heading_20_Note">
        <text:list-item>
          <text:p text:style-name="P64">Poznámka</text:p>
        </text:list-item>
      </text:list>
      <text:p text:style-name="P38">Zvolíme-li možnost <text:span text:style-name="LOMenuPath">Odkaz</text:span>, po klepnutí na <text:span text:style-name="LOMenuPath">Otevřít</text:span> se zobrazí zpráva. Ptá se zda chceme vložit obrázek do souboru. Pokud chceme vložit odkaz, zvolíme <text:span text:style-name="LOMenuPath">Zachovat odkaz</text:span>, pokud nechceme, zvolíme <text:span text:style-name="LOMenuPath">Vložit obrázek</text:span>. To prevent this message from appearing again, deselect the option <text:span text:style-name="LOMenuPath">Ask when linking a graphic</text:span> at the bottom of the message.</text:p>
      <text:p text:style-name="P28"><text:soft-page-break/><draw:frame draw:style-name="fr1" draw:name="Frame13" text:anchor-type="as-char" svg:width="6.6929in" draw:z-index="2"><draw:text-box fo:min-height="3.5854in"><text:p text:style-name="Caption"><draw:frame draw:style-name="fr8" draw:name="Image2" text:anchor-type="as-char" svg:width="6.6929in" svg:height="3.4102in" draw:z-index="5"><draw:image xlink:href="Pictures/100002010000030F0000018FD22BFA96.png" xlink:type="simple" xlink:show="embed" xlink:actuate="onLoad"/></draw:frame></text:p><text:p text:style-name="Caption">Obrázek <text:sequence text:ref-name="refFigure0" text:name="Figure" text:formula="ooow:Figure+1" style:num-format="1">1</text:sequence>: Dialogové okno Vložit obrázek</text:p></draw:text-box></draw:frame></text:p>
      <text:h text:style-name="P53" text:outline-level="2"><text:bookmark-start text:name="__RefHeading__13183_2065861793"/><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P8">Jestliže je v dialogovém okně Vložit obrázek vybrána možnost <text:span text:style-name="LOMenuPath">Odkaz</text:span>, program LibreOffice vytvoří odkaz na soubor, který obsahuje obrázek, místo toho, aby do dokumentu ukládal kopii obrázku.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34">Odkazování na obrázky má dvě výhody a jednu nevýhodu:</text:p>
      <text:list xml:id="list133054259428505" text:continue-list="list7151449917104284810" text:style-name="List_20_1">
        <text:list-item>
          <text:p text:style-name="P59">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59">Výhoda – Soubory s obrázky můžeme upravovat odděleně, aniž bychom měnili dokument. Odkaz na soubor zůstává platný a upravený obrázek se zobrazí, až dokument příště otevřeme. To může znamenat velkou výhodu, pokud obrázky (my nebo někdo další jako grafik) aktualizujeme.</text:p>
        </text:list-item>
        <text:list-item>
          <text:p text:style-name="P59">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azky (která se nachází v téže složce jako dokumentu); příjemce souborů potřebuje umístit soubory do podsložky se stejným názvem a na stejném místě vzhledem k dokumentu.</text:p>
        </text:list-item>
      </text:list>
      <text:list xml:id="list133054495553175" text:continue-list="list5260695954379157054" text:style-name="Heading_20_Note">
        <text:list-item>
          <text:p text:style-name="P64">Poznámka</text:p>
        </text:list-item>
      </text:list>
      <text:p text:style-name="P38">Jestliže vkládáme jeden obrázek do dokumentu několikrát, mohlo by se zdát výhodné na ně spíš odkazovat než je vkládat; to však není nutné, protože do dokumentu LibreOffice se vloží pouze jedna kopie souboru s obrázkem.</text:p>
      <text:h text:style-name="P63" text:outline-level="3"><text:bookmark-start text:name="__RefHeading__13185_2065861793"/><text:soft-page-break/>Vkládání odkazovaných obrázků<text:bookmark-end text:name="__RefHeading__13185_2065861793"/></text:h>
      <text:p text:style-name="P34">Pokud jsme původně na obrázky odkazovali, snadno můžeme jeden nebo více z nich později vložit. Provedeme to následovně:</text:p>
      <text:list xml:id="list307807214" text:style-name="Numbering_20_1">
        <text:list-item text:start-value="1">
          <text:p text:style-name="P66">Otevřeme v balíku LibreOffice dokument a zvolíme <text:span text:style-name="LOMenuPath">Úpravy &gt; Odkazy</text:span>.</text:p>
        </text:list-item>
        <text:list-item>
          <text:p text:style-name="P66">The Edit Links dialog (Figure <text:sequence-ref text:reference-format="value" text:ref-name="refFigure1">2</text:sequence-ref>) shows all the linked files. V seznamu <text:span text:style-name="LOEmphasis">Zdrojový soubor</text:span> vybereme soubory, které chceme změnit z odkazovaných na vložené.</text:p>
        </text:list-item>
        <text:list-item>
          <text:p text:style-name="P66">Klepneme na tlačítko <text:span text:style-name="LOMenuPath">Rozpojit odkaz</text:span>.</text:p>
        </text:list-item>
        <text:list-item>
          <text:p text:style-name="P66">Uložíme dokument.</text:p>
        </text:list-item>
      </text:list>
      <text:list xml:id="list133055109548037" text:continue-list="list133054495553175" text:style-name="Heading_20_Note">
        <text:list-item>
          <text:p text:style-name="P64">Poznámka</text:p>
        </text:list-item>
      </text:list>
      <text:p text:style-name="P38">Going the other way, from embedded to linked, is not so easy—you must replace the images, one at a time, selecting the <text:span text:style-name="LOMenuPath">Link</text:span> option when you do so.</text:p>
      <text:p text:style-name="P28"><draw:frame draw:style-name="fr1" draw:name="Frame14" text:anchor-type="as-char" svg:width="6.6929in" draw:z-index="6"><draw:text-box fo:min-height="2.8819in"><text:p text:style-name="Caption"><draw:frame draw:style-name="fr9" draw:name="Image3" text:anchor-type="as-char" svg:width="6.6929in" style:rel-width="100%" svg:height="2.8819in" style:rel-height="scale" draw:z-index="7"><draw:image xlink:href="Pictures/10000201000003770000017EC6B5694C.png" xlink:type="simple" xlink:show="embed" xlink:actuate="onLoad"/></draw:frame></text:p><text:p text:style-name="Caption">Obrázek <text:sequence text:ref-name="refFigure1" text:name="Figure" text:formula="ooow:Figure+1" style:num-format="1">2</text:sequence>: Dialogové okno Upravit odkazy</text:p></draw:text-box></draw:frame></text:p>
      <text:h text:style-name="P53" text:outline-level="2"><text:bookmark-start text:name="__RefHeading__13187_2065861793"/>Vkládání obrázků ze schránky<text:bookmark-end text:name="__RefHeading__13187_2065861793"/></text:h>
      <text:p text:style-name="P34">Pomocí schránky je možné do dokumentu LibreOffice kopírovat obrázky z jiného dokumentu LibreOffice nebo z jiných programů. Provedeme to následovně:</text:p>
      <text:list xml:id="list133055654554064" text:continue-list="list133054920086957" text:style-name="Numbering_20_1">
        <text:list-item text:start-value="1">
          <text:p text:style-name="P66">Otevřeme zdrojový a cílový dokument.</text:p>
        </text:list-item>
        <text:list-item>
          <text:p text:style-name="P66">Ve zdrojovém dokumentu vybereme obrázek, který chceme zkopírovat.</text:p>
        </text:list-item>
        <text:list-item>
          <text:p text:style-name="P66">Klepneme na vybraný obrázek a stiskneme <text:span text:style-name="LOKeystroke">Ctrl+C</text:span>, čímž obrázek zkopírujeme do schránky.</text:p>
        </text:list-item>
        <text:list-item>
          <text:p text:style-name="P66">Přepneme se na cílový dokument.</text:p>
        </text:list-item>
        <text:list-item>
          <text:p text:style-name="P66">Klepnutím umístíme kurzor tam, kam chceme obrázek vložit.</text:p>
        </text:list-item>
        <text:list-item>
          <text:p text:style-name="P66">Obrázek vložíme stisknutím <text:span text:style-name="LOKeystroke">Ctrl+V</text:span>.</text:p>
        </text:list-item>
      </text:list>
      <text:list xml:id="list536368915773777110" text:style-name="Heading_20_Caution">
        <text:list-item>
          <text:p text:style-name="P50">Upozornění</text:p>
        </text:list-item>
      </text:list>
      <text:p text:style-name="P37">Pokud aplikaci, ze které jsme obrázky zkopírovali, zavřeme ještě před tím, než obrázky vložíme do cílového dokumentu, obrázky se mohou ze schránky ztratit.</text:p>
      <text:h text:style-name="P53" text:outline-level="2"><text:bookmark-start text:name="__RefHeading__13189_2065861793"/><text:soft-page-break/>Vkládání obrázků s použitím skeneru<text:bookmark-end text:name="__RefHeading__13189_2065861793"/></text:h>
      <text:p text:style-name="P8">Pokud máme k počítači připojen <text:alphabetical-index-mark text:string-value="skener"/><text:alphabetical-index-mark text:string-value="skenované" text:key1="obrázky"/>skener, program LibreOffice může zavolat aplikaci na skenovaní a vložit naskenovanou položku do dokumentu jako obrázek. To start this procedure, place the cursor where you want the graphic to be inserted and choose <text:span text:style-name="LOMenuPath">Insert &gt; Media &gt; Scan &gt; Select Source</text:span>.</text:p>
      <text:p text:style-name="P8">Ačkoliv je tento postup rychlý a snadný, pravděpodobně pomocí něj nezískáme kvalitní obrázek o správné velikosti. You may get better results by passing scanned material into a graphics program and cleaning it up there before inserting the resulting image into LibreOffice.</text:p>
      <text:h text:style-name="P53" text:outline-level="2"><text:bookmark-start text:name="__RefHeading__11392_454530774"/>Vkládání obrázků z galerie<text:bookmark-end text:name="__RefHeading__11392_454530774"/></text:h>
      <text:p text:style-name="P10">Galerie (obrázek <text:sequence-ref text:reference-format="value" text:ref-name="refFigure2">3</text:sequence-ref>) umožňuje pohodlně vytvářet skupiny znovu použitelných objektů, jako jsou obrázky a zvuky, které poté můžeme vkládat do dokumentů. The <text:alphabetical-index-mark text:string-value="otevírání" text:key1="Galerie"/><text:alphabetical-index-mark text:string-value="otevírání" text:key1="Galerie"/>Gallery is available in all components of LibreOffice. See “<text:bookmark-ref text:reference-format="text" text:ref-name="__RefHeading__13193_2065861793">Managing the LibreOffice Gallery</text:bookmark-ref>” on page <text:bookmark-ref text:reference-format="page" text:ref-name="__RefHeading__13193_2065861793">8</text:bookmark-ref>. Objekt z galerie můžeme do dokumentu <text:alphabetical-index-mark text:string-value="kopírování objektů z galerie"/>zkopírovat nebo na něj z dokumentu odkázat.</text:p>
      <text:p text:style-name="P34">Chceme-li vložit objekt:</text:p>
      <text:list xml:id="list639156595" text:style-name="Numbering_20_1">
        <text:list-item text:start-value="1">
          <text:p text:style-name="P66">Click the <text:span text:style-name="LOMenuPath">Gallery</text:span> icon in the Sidebar.</text:p>
        </text:list-item>
        <text:list-item>
          <text:p text:style-name="P66">Vybereme motiv vzhledu.</text:p>
        </text:list-item>
        <text:list-item>
          <text:p text:style-name="P66">Jednoduchým klepnutím vybereme objekt.</text:p>
        </text:list-item>
        <text:list-item>
          <text:p text:style-name="P66">Přetáhneme obrázek do dokumentu.</text:p>
        </text:list-item>
      </text:list>
      <text:p text:style-name="P14">You can also right-click on the object and choose <text:span text:style-name="LOMenuPath">Insert</text:span>.</text:p>
      <text:p text:style-name="P29"><draw:frame draw:style-name="fr2" draw:name="Frame3" text:anchor-type="as-char" svg:width="3.2in" draw:z-index="8"><draw:text-box fo:min-height="4.2146in"><text:p text:style-name="Caption"><draw:frame draw:style-name="fr10" draw:name="Image4" text:anchor-type="as-char" svg:width="3.2in" svg:height="4in" draw:z-index="11"><draw:image xlink:href="Pictures/1000020100000176000001F30BE0115B.png" xlink:type="simple" xlink:show="embed" xlink:actuate="onLoad"/></draw:frame></text:p><text:p text:style-name="Caption">Obrázek <text:sequence text:ref-name="refFigure2" text:name="Figure" text:formula="ooow:Figure+1" style:num-format="1">3</text:sequence>: Galerie v postranním panelu</text:p></draw:text-box></draw:frame></text:p>
      <text:p text:style-name="P34"><text:alphabetical-index-mark text:string-value="odkazování objektů z galerie"/>Chceme-li vložit objekt jako odkaz:</text:p>
      <text:list xml:id="list2077658642" text:style-name="Numbering_20_1">
        <text:list-item text:start-value="1">
          <text:p text:style-name="P66">Choose <text:span text:style-name="LOMenuPath">Insert &gt; Media &gt; Clip Art Gallery</text:span> and select a theme.</text:p>
        </text:list-item>
        <text:list-item>
          <text:p text:style-name="P66">Jednoduchým klepnutím vybereme objekt, poté podržíme klávesy <text:span text:style-name="LOKeystroke">Shift</text:span> a <text:span text:style-name="LOKeystroke">Ctrl</text:span> a přetáhneme objekt do dokumentu.</text:p>
        </text:list-item>
      </text:list>
      <text:h text:style-name="P53" text:outline-level="2"><text:bookmark-start text:name="__RefHeading__34926_261791260"/><text:soft-page-break/><text:alphabetical-index-mark text:string-value="vkládání objektů jako pozadí " text:key1="Galerie"/>Vkládání obrázků jako <text:alphabetical-index-mark text:string-value="obrázky pozadí z galerie"/>pozadí<text:bookmark-end text:name="__RefHeading__34926_261791260"/></text:h>
      <text:p text:style-name="P34">Chceme-li vložit obrázek jako pozadí stránky nebo odstavce:</text:p>
      <text:list xml:id="list928706392" text:style-name="Numbering_20_1">
        <text:list-item>
          <text:p text:style-name="P66">Choose<text:span text:style-name="LOMenuPath"> Insert &gt; Media &gt; Clip Art Gallery</text:span> and select a theme.</text:p>
        </text:list-item>
        <text:list-item>
          <text:p text:style-name="Numbering_20_1">Select an object with a single click, right-click on the object, and choose <text:span text:style-name="LOMenuPath">Insert as </text:span><text:span text:style-name="LOMenuPath"><text:s/>Background &gt; Page</text:span> or <text:span text:style-name="LOMenuPath">&gt; Paragraph</text:span>.</text:p>
        </text:list-item>
      </text:list>
      <text:h text:style-name="P56" text:outline-level="1"><text:bookmark-start text:name="__RefHeading__72324_1784677349"/>Úprava a umístění obrázků<text:bookmark-end text:name="__RefHeading__72324_1784677349"/></text:h>
      <text:p text:style-name="P36">LibreOffice provides many tools for cropping, resizing, modifying, filtering, and positioning graphics; wrapping text around graphics; and using graphics as backgrounds and watermarks. Tyto nástroje jsou popsány v příslušných kapitolách ostatních příruček. Pokročilé úpravy obrázků je vhodnější provést v nějakém specializovaném grafickém programu a v balíku LibreOffice použít až výsledek místo toho, abychom používali vestavěné nástroje LibreOffice.</text:p>
      <text:h text:style-name="P56" text:outline-level="1"><text:bookmark-start text:name="__RefHeading__13193_2065861793"/>Správa galerie balíku LibreOffice<text:bookmark-end text:name="__RefHeading__13193_2065861793"/></text:h>
      <text:p text:style-name="P8">Obrázky jsou v galerii rozděleny do skupin <text:alphabetical-index-mark text:string-value="motivy vzhledu" text:key1="Galerie"/><text:alphabetical-index-mark text:string-value="motivy vzhledu"/>podle kategorií, jimiž jsou například šipky, diagramy a lidé. Můžeme vytvářet nové skupiny nebo motivy a přidávat vlastní obrázky, případně využít rozšíření, která obsahují další obrázky. Klepnutím na motiv zobrazíme jeho obsah v okně galerie.</text:p>
      <text:p text:style-name="P11">You can display the Gallery in <text:alphabetical-index-mark text:string-value="pohledy (s ikonami/detailní)" text:key1="Galerie"/><text:span text:style-name="LOEmphasis">Icon View</text:span> (Figure <text:sequence-ref text:reference-format="value" text:ref-name="refFigure2">3</text:sequence-ref>) or <text:span text:style-name="LOEmphasis">Detailed View</text:span> (Figure <text:sequence-ref text:reference-format="value" text:ref-name="refFigure3">4</text:sequence-ref>), and you can <text:alphabetical-index-mark text:string-value="zobrazit/skrýt" text:key1="Galerie"/>hide or show the Gallery by clicking on the Sidebar’s <text:span text:style-name="LOEmphasis">Hide</text:span> button.</text:p>
      <text:p text:style-name="P30"><draw:frame draw:style-name="fr2" draw:name="Frame1" text:anchor-type="as-char" svg:width="3.3in" draw:z-index="12"><draw:text-box fo:min-height="3.5201in"><text:p text:style-name="Caption"><draw:frame draw:style-name="fr10" draw:name="Image5" text:anchor-type="as-char" svg:width="3.3in" svg:height="3.5201in" style:rel-height="scale" draw:z-index="13"><draw:image xlink:href="Pictures/10000201000001A0000001BDD5435933.png" xlink:type="simple" xlink:show="embed" xlink:actuate="onLoad"/></draw:frame></text:p><text:p text:style-name="Caption">Figure <text:sequence text:ref-name="refFigure3" text:name="Figure" text:formula="ooow:Figure+1" style:num-format="1">4</text:sequence>: Gallery in Detailed View</text:p></draw:text-box></draw:frame></text:p>
      <text:list xml:id="list133054097907920" text:continue-list="list133055109548037" text:style-name="Heading_20_Note">
        <text:list-item>
          <text:p text:style-name="P64">Poznámka</text:p>
        </text:list-item>
      </text:list>
      <text:p text:style-name="P39">In some installations, only the <text:span text:style-name="LOEmphasis">My themes</text:span> theme is customizable, although new themes can be added as explained in “<text:span text:style-name="T22"><text:reference-ref text:reference-format="text" text:ref-name="Add new theme to Gallery">Adding a new theme to the Gallery</text:reference-ref></text:span>” on page <text:span text:style-name="T22"><text:reference-ref text:reference-format="page" text:ref-name="Add new theme to Gallery">10</text:reference-ref></text:span>. The locked themes are easily recognizable by right-clicking on them; the only available option in the context menu is <text:span text:style-name="LOMenuPath">Properties</text:span>.</text:p>
      <text:p text:style-name="Text_20_body"><text:soft-page-break/>By default, the Gallery is opened in the Sidebar. You can float the Gallery as you can other Sidebar panes; see Chapter 1, Introducing LibreOffice, for more information.</text:p>
      <text:h text:style-name="P53" text:outline-level="2"><text:bookmark-start text:name="__RefHeading__13203_2065861793"/><text:alphabetical-index-mark text:string-value="přidávání objektů" text:key1="Galerie"/>Přidávání objektů do galerie<text:bookmark-end text:name="__RefHeading__13203_2065861793"/></text:h>
      <text:p text:style-name="P8">You may wish to add to the My Theme folder in the Gallery any images that you use frequently, for example, a company logo. Později tak tyto obrázky můžeme velmi jednoduše vložit do dokumentu.</text:p>
      <text:list xml:id="list2141184466" text:style-name="Numbering_20_1">
        <text:list-item text:start-value="1">
          <text:p text:style-name="P66">Klikneme pravým tlačítkem myši na požadovanou kategorii a zvolíme <text:span text:style-name="LOMenuPath">Vlastnosti</text:span> v místní nabídce.</text:p>
        </text:list-item>
        <text:list-item>
          <text:p text:style-name="P67">In the theme’s Properties dialog, click the <text:span text:style-name="LOEmphasis">Files</text:span> tab (Figure <text:sequence-ref text:reference-format="value" text:ref-name="refFigure4">5</text:sequence-ref>).</text:p>
        </text:list-item>
      </text:list>
      <text:p text:style-name="P32"><draw:frame draw:style-name="fr1" draw:name="Frame12" text:anchor-type="as-char" svg:width="6.6929in" draw:z-index="14"><draw:text-box fo:min-height="1.5756in"><text:p text:style-name="Caption"><draw:frame draw:style-name="fr11" draw:name="Image6" text:anchor-type="as-char" svg:y="0in" svg:width="6.6929in" style:rel-width="100%" svg:height="1.5756in" style:rel-height="scale" draw:z-index="16"><draw:image xlink:href="Pictures/10000201000003B3000000DF1C6D410D.png" xlink:type="simple" xlink:show="embed" xlink:actuate="onLoad"/></draw:frame></text:p><text:p text:style-name="Caption">Obrázek <text:sequence text:ref-name="refFigure4" text:name="Figure" text:formula="ooow:Figure+1" style:num-format="1">5</text:sequence>: Dialogové okno Vlastnosti galerie</text:p></draw:text-box></draw:frame></text:p>
      <text:p text:style-name="P33">Chceme-li přidat několik souborů najednou:</text:p>
      <text:list xml:id="list6325985656934078010" text:style-name="Numbering_20_1">
        <text:list-item>
          <text:p text:style-name="P66"><text:s/>Click the <text:span text:style-name="LOMenuPath">Find Files</text:span> button.</text:p>
        </text:list-item>
        <text:list-item>
          <text:p text:style-name="P66">The <text:span text:style-name="LOEmphasis">Select path</text:span> dialog (not shown) opens. You can enter the path for the file’s directory in the <text:span text:style-name="LOEmphasis">Path</text:span> text box, or you can navigate to locate the file’s directory.</text:p>
        </text:list-item>
        <text:list-item>
          <text:p text:style-name="P66">Klepnutím na tlačítko <text:span text:style-name="LOMenuPath">Vybrat</text:span> spustíme vyhledávání. Poté se v dialogovém okně Vlastnosti zobrazí seznam souborů s obrázky. Chceme-li zobrazené soubory omezit, použijeme rozbalovací seznam <text:span text:style-name="LOEmphasis">Typ souboru</text:span>.</text:p>
        </text:list-item>
        <text:list-item>
          <text:p text:style-name="P66">Chceme-li přidat všechny soubory zobrazené v seznamu, klepneme na <text:span text:style-name="LOMenuPath">Přidat vše</text:span>. V opačném případě vybereme soubory, které chceme přidat, a poté klepneme na <text:span text:style-name="LOMenuPath">Přidat</text:span> (při výběru souborů podržíme klávesu Shift nebo <text:span text:style-name="LOKeystroke">Ctrl</text:span>).</text:p>
        </text:list-item>
      </text:list>
      <text:p text:style-name="P44">Chceme-li přidat jeden soubor:</text:p>
      <text:list xml:id="list133055527547119" text:continue-list="list6325985656934078010" text:style-name="Numbering_20_1">
        <text:list-item text:start-value="1">
          <text:p text:style-name="P66">Click <text:span text:style-name="LOMenuPath">Add</text:span> to open the Gallery dialog.</text:p>
        </text:list-item>
        <text:list-item>
          <text:p text:style-name="P66">Pomocí jeho ovládacích prvků najdeme obrázek, který chceme do kategorie přidat. Vybereme jej a poté klepneme na tlačítko <text:span text:style-name="LOMenuPath">Otevřít</text:span>, čímž jej přidáme do kategorie.</text:p>
        </text:list-item>
        <text:list-item>
          <text:p text:style-name="P66">Kliknutím na <text:span text:style-name="LOMenuPath">OK</text:span> zavřeme okno Vlastnosti.</text:p>
        </text:list-item>
      </text:list>
      <text:h text:style-name="P53"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jektů z galerie<text:bookmark-end text:name="__RefHeading__13205_2065861793"/></text:h>
      <text:p text:style-name="P34">To delete an image from a theme:</text:p>
      <text:list xml:id="list1859857703" text:style-name="Numbering_20_1">
        <text:list-item text:start-value="1">
          <text:p text:style-name="P66">Klepneme v galerii pravým tlačítkem na název souboru s obrázkem nebo na jeho náhled.</text:p>
        </text:list-item>
        <text:list-item>
          <text:p text:style-name="P66">Klepneme na <text:span text:style-name="LOMenuPath">Smazat</text:span> v místní nabídce. Zobrazí se zpráva se žádostí o potvrzení smazání objektu. Klepneme na <text:span text:style-name="LOStrongEmphasis">Ano.</text:span></text:p>
        </text:list-item>
      </text:list>
      <text:list xml:id="list133055026802121" text:continue-list="list133054097907920" text:style-name="Heading_20_Note">
        <text:list-item>
          <text:p text:style-name="P64">Poznámka</text:p>
        </text:list-item>
      </text:list>
      <text:p text:style-name="P38">Smažeme-li název souboru ze seznamu v galerii, nesmažeme tím soubor uložený na pevném disku nebo na jiném umístění.</text:p>
      <text:h text:style-name="P53" text:outline-level="2"><text:bookmark-start text:name="__RefHeading__13207_2065861793"/><text:soft-page-break/><text:reference-mark-start text:name="Add new theme to Gallery"/><text:alphabetical-index-mark text:string-value="vytváření nových motivů vzhledu" text:key1="Galerie"/><text:alphabetical-index-mark text:string-value="motivy vzhledu (galerie)"/>Přidávání nových motivů vzhledu do galerie<text:bookmark-end text:name="__RefHeading__13207_2065861793"/><text:reference-mark-end text:name="Add new theme to Gallery"/></text:h>
      <text:p text:style-name="P34">Chceme-li do galerie přidat nový motiv vzhledu:</text:p>
      <text:list xml:id="list133053731169395" text:continue-list="list133055654554064" text:style-name="Numbering_20_1">
        <text:list-item text:start-value="1">
          <text:p text:style-name="Numbering_20_1">Click the <text:span text:style-name="LOStrongEmphasis">New Theme</text:span> button above the list of themes (Figure <text:sequence-ref text:reference-format="value" text:ref-name="refFigure3">4</text:sequence-ref>).</text:p>
        </text:list-item>
        <text:list-item>
          <text:p text:style-name="P66">V dialogovém okně Vlastnosti pro Nový motiv vzhledu klepneme na záložku <text:span text:style-name="LOStrongEmphasis">Obecné</text:span> a zadáme název nového motivu vzhledu.</text:p>
        </text:list-item>
        <text:list-item>
          <text:p text:style-name="P66">Klepneme na záložku <text:span text:style-name="LOStrongEmphasis">Soubory</text:span> a přidáme do motivu obrázky dříve popsaným způsobem.</text:p>
        </text:list-item>
      </text:list>
      <text:h text:style-name="P53" text:outline-level="2"><text:bookmark-start text:name="__RefHeading__13209_2065861793"/><text:alphabetical-index-mark text:string-value="mazání" text:key1="motiv vzhledu"/><text:alphabetical-index-mark text:string-value="mazání" text:key1="motiv vzhledu"/>Mazání motivů vzhledu z galerie<text:bookmark-end text:name="__RefHeading__13209_2065861793"/></text:h>
      <text:p text:style-name="P34">Chceme-li z galerie smazat motiv vzhledu:</text:p>
      <text:list xml:id="list1004417771" text:style-name="Numbering_20_1">
        <text:list-item text:start-value="1">
          <text:p text:style-name="P66">Go to <text:span text:style-name="LOMenuPath">Insert &gt; Media &gt; Clip Art Gallery.</text:span></text:p>
        </text:list-item>
        <text:list-item>
          <text:p text:style-name="P66">Select from the list of themes the theme you wish to delete.</text:p>
        </text:list-item>
        <text:list-item>
          <text:p text:style-name="P66">Right-click on the theme, then click <text:span text:style-name="LOMenuPath">Delete</text:span> on the context menu.</text:p>
        </text:list-item>
      </text:list>
      <text:h text:style-name="P53" text:outline-level="2"><text:bookmark-start text:name="__RefHeading__13211_2065861793"/><text:alphabetical-index-mark text:string-value="umístění" text:key1="Galerie"/>Umístění galerie a jejích objektů<text:bookmark-end text:name="__RefHeading__13211_2065861793"/></text:h>
      <text:p text:style-name="P8">Obrázky a další objekty zobrazené v galerii se mohou nacházet kdekoliv na pevném disku počítače na síťovém disku nebo na jiném vyměnitelném zařízení. Přidáme-li grafiku do galerie, soubory nejsou přesunuty nebo zkopírovány; umístění každého nového objektu je přidáno jako reference.</text:p>
      <text:p text:style-name="P8">Při týmové práci můžeme mít přístup jak do sdílené galerie (jejíž obsah nemůžeme měnit, pokud k tomu nemáme oprávnění), tak do uživatelské galerie, do níž můžeme objekty přidávat a jejíž objekty můžeme měnit a mazat.</text:p>
      <text:p text:style-name="P8">Umístění uživatelské galerie je uvedeno v <text:span text:style-name="LOMenuPath">Nástroje &gt;  Možnosti &gt; LibreOffice &gt; Cesty</text:span>. Toto umístění můžeme změnit, můžeme také kopírovat soubory s galerií (<text:span text:style-name="LOComputerCode">SDV</text:span>) na jiné počítače.</text:p>
      <text:p text:style-name="P8">Obsah galerie dodávané s balíkem LibreOffice je uložen jinde. Jeho umístění nelze změnit.</text:p>
      <text:list xml:id="list133054842488516" text:continue-list="list133055026802121" text:style-name="Heading_20_Note">
        <text:list-item>
          <text:p text:style-name="Heading_20_Note">Poznámka</text:p>
        </text:list-item>
      </text:list>
      <text:p text:style-name="Text_20_Note">Galerie témat mohou být zabaleny pro distribuci prostřednictvím rozšíření LibreOffice. V takovém případě je umístění grafických souborů určeno nastavením rozšíření. To get more gallery themes, visit the LibreOffice extensions website at http://extensions.libreoffice.org.</text:p>
      <text:h text:style-name="P56" text:outline-level="1"><text:bookmark-start text:name="__RefHeading__15492_2065861793"/>Vytváření obrázkových map<text:bookmark-end text:name="__RefHeading__15492_2065861793"/></text:h>
      <text:p text:style-name="P8"><text:alphabetical-index-mark text:string-value="obrázková mapa"/>V obrázkové mapě jsou definovány oblasti obrázku (označované jako <text:span text:style-name="LOEmphasis">aktivní oblasti</text:span>) s hypertextovými odkazy na webové adresy, jiné soubory na počítači nebo na jiné části téhož dokumentu. Aktivní oblasti jsou obrázkovou obdobou textových hypertextových odkazů (které jsou popsány v kapitole 12). Jestliže klepneme na aktivní oblast, program LibreOffice otevře odkazovanou stránku v příslušném programu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P34">Chceme-li použít editor obrázkových map:</text:p>
      <text:list xml:id="list623625579" text:style-name="Numbering_20_1">
        <text:list-item text:start-value="1">
          <text:p text:style-name="P66">V dokumentu LibreOffice klepneme na obrázek, u kterého chceme vytvořit aktivní oblasti.</text:p>
        </text:list-item>
        <text:list-item>
          <text:p text:style-name="Numbering_20_1">Zvolíme <text:span text:style-name="LOMenuPath">Úpravy &gt; Obrázková mapa</text:span> v hlavní nabídce. The ImageMap Editor (Figure <text:sequence-ref text:reference-format="value" text:ref-name="refFigure5">6</text:sequence-ref>) opens.</text:p>
        </text:list-item>
        <text:list-item>
          <text:p text:style-name="P66">Pomocí nástrojů a polí tohoto dialogového okna (které jsou popsány dále) definujeme aktivní oblasti spolu s odkazy.</text:p>
        </text:list-item>
        <text:list-item>
          <text:p text:style-name="P66">Click the <text:span text:style-name="LOMenuPath">Apply</text:span> icon <draw:frame draw:style-name="fr12" draw:name="graphics75" text:anchor-type="as-char" svg:width="0.2362in" svg:height="0.1728in" draw:z-index="17"><draw:image xlink:href="Pictures/100000000000001B0000001CC0A6DF55.png" xlink:type="simple" xlink:show="embed" xlink:actuate="onLoad"/></draw:frame> to apply the settings.</text:p>
        </text:list-item>
        <text:list-item>
          <text:p text:style-name="P66"><text:soft-page-break/>When done, click the <text:span text:style-name="LOMenuPath">Save</text:span> icon <draw:frame draw:style-name="fr13" draw:name="graphics76" text:anchor-type="as-char" svg:width="0.2283in" svg:height="0.2126in" draw:z-index="19"><draw:image xlink:href="Pictures/100000000000001C0000001C349C721C.png" xlink:type="simple" xlink:show="embed" xlink:actuate="onLoad"/></draw:frame> to save the image map to a file, then click the <text:span text:style-name="LOMenuPath">X</text:span> in the upper right corner to close the dialog.</text:p>
        </text:list-item>
      </text:list>
      <text:p text:style-name="P8">Hlavní část dialogového okna zabírá obrázek obrázek, u kterého definujeme aktivní oblasti. Aktivní oblast je vyznačena čárou, která znázorňuje tvar oblasti.</text:p>
      <text:p text:style-name="P34">Nástrojová lišta v horní části dialogového okna obsahuje následující nástroje:</text:p>
      <text:list xml:id="list133054962613929" text:continue-list="list133054259428505" text:style-name="List_20_1">
        <text:list-item>
          <text:p text:style-name="P61">Tlačítko <text:span text:style-name="LOStrongEmphasis">Použít</text:span>: klepnutím na toto tlačítko použijeme změny.</text:p>
        </text:list-item>
        <text:list-item>
          <text:p text:style-name="P59">Ikony <text:span text:style-name="LOStrongEmphasis">Otevřít,</text:span> <text:span text:style-name="LOStrongEmphasis">Uložit,</text:span> a <text:span text:style-name="LOMenuPath">Vybrat</text:span>.</text:p>
        </text:list-item>
        <text:list-item>
          <text:p text:style-name="P59">Nástroje na kreslení tvaru aktivní oblasti: fungují naprosto stejně jako odpovídající nástroje na nástrojové liště Kresba.</text:p>
        </text:list-item>
        <text:list-item>
          <text:p text:style-name="P59"><text:span text:style-name="LOStrongEmphasis">Upravit</text:span>, <text:span text:style-name="LOStrongEmphasis">Přesunout</text:span>, <text:span text:style-name="LOStrongEmphasis">Vložit</text:span>, <text:span text:style-name="LOStrongEmphasis">Smazat</text:span> <text:span text:style-name="LOStrongEmphasis">body</text:span>: pokročilé nástroje pro úpravu tvaru aktivní oblasti ve tvaru mnohoúhelníka. Volbou nástroje Upravit body aktivujeme ostatní nástroje.</text:p>
        </text:list-item>
        <text:list-item>
          <text:p text:style-name="P59">Ikona <text:span text:style-name="LOStrongEmphasis">Aktivní</text:span>: přepíná stav vybrané aktivní oblasti mezi aktivní a neaktivní.</text:p>
        </text:list-item>
        <text:list-item>
          <text:p text:style-name="P59"><text:span text:style-name="LOStrongEmphasis">Makro</text:span>: místo obyčejného hypertextového odkazu přiřadí k aktivní oblasti makro.</text:p>
        </text:list-item>
        <text:list-item>
          <text:p text:style-name="P59"><text:span text:style-name="LOStrongEmphasis">Vlastnosti</text:span>: nastaví vlastnosti hypertextového odkazu a přidá k němu atribut s názvem.</text:p>
        </text:list-item>
      </text:list>
      <text:p text:style-name="P28"><draw:frame draw:style-name="fr1" draw:name="Frame9" text:anchor-type="as-char" svg:width="6.3154in" draw:z-index="20"><draw:text-box fo:min-height="4.5146in"><text:p text:style-name="Caption"><draw:frame draw:style-name="fr10" draw:name="Image7" text:anchor-type="as-char" svg:width="6.3154in" svg:height="4.2799in" draw:z-index="22"><draw:image xlink:href="Pictures/10000201000002C7000001E242FF86A2.png" xlink:type="simple" xlink:show="embed" xlink:actuate="onLoad"/></draw:frame></text:p><text:p text:style-name="Caption">Figure <text:sequence text:ref-name="refFigure5" text:name="Figure" text:formula="ooow:Figure+1" style:num-format="1">6</text:sequence>: The dialog to create or edit an image map</text:p></draw:text-box></draw:frame></text:p>
      <text:p text:style-name="P34">Pod nástrojovou lištou určíme pro vybranou aktivní oblast:</text:p>
      <text:list xml:id="list133054607879408" text:continue-numbering="true" text:style-name="List_20_1">
        <text:list-item>
          <text:p text:style-name="P59"><text:span text:style-name="LOStrongEmphasis">Adresa:</text:span> adresa, na kterou odkazuje hypertextový odkaz. Můžeme také odkázat na záložku v dokumentu, a to tak, že napíšeme adresu v následujícím formátu: <text:span text:style-name="LOComputerCode">file:///&lt;cesta&gt;/nazev_dokumentu#nazev_zalozky</text:span></text:p>
        </text:list-item>
        <text:list-item>
          <text:p text:style-name="P59"><text:span text:style-name="LOStrongEmphasis">Text</text:span>: zadáme text, který se zobrazí, když nad aktivní oblast přesuneme ukazatel myši.</text:p>
        </text:list-item>
        <text:list-item>
          <text:p text:style-name="P59"><text:span text:style-name="LOStrongEmphasis">Rámec:</text:span> kde se otevře cíl hypertextového odkazu: vybíráme z _blank (otevře se v novém okně prohlížeče), _self (otevře se v aktivním okně prohlížeče), _top nebo _parent.</text:p>
        </text:list-item>
      </text:list>
      <text:list xml:id="list4789834173875492616" text:style-name="Heading_20_Tip">
        <text:list-item>
          <text:p text:style-name="P49"><text:soft-page-break/>Tip</text:p>
        </text:list-item>
      </text:list>
      <text:p text:style-name="P38">Ve většině případů postačí pro cílový rámec hodnota _self. Pokud to proto není nezbytné, není vhodné používat jiné volby.</text:p>
      <text:h text:style-name="P56" text:outline-level="1"><text:bookmark-start text:name="__RefHeading__17037_2065861793"/>Použití kreslicích nástrojů balíku LibreOffice<text:bookmark-end text:name="__RefHeading__17037_2065861793"/></text:h>
      <text:p text:style-name="P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text:p>
      <text:p text:style-name="P8">Kresby můžeme umístit přímo na stránku dokumentu, nebo je můžeme vložit do rámce.</text:p>
      <text:p text:style-name="P34">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59">Obrázky nelze zahrnout do skupiny kreseb, proto se v dokumentu nemusí zachovat jejich zarovnání.</text:p>
        </text:list-item>
        <text:list-item>
          <text:p text:style-name="P59">Jestliže dokument převedeme na jiný formát, například na HTML, kresby a obrázky nezůstanou spojeny a uloží se zvlášť.</text:p>
        </text:list-item>
      </text:list>
      <text:p text:style-name="P8">Obecně platí, že pokud potřebujeme vytvořit složitější kresbu, je vhodné použít program LibreOffice Draw, který obsahuje mnohem více možností, například vrstvy, styly atd.</text:p>
      <text:h text:style-name="P53" text:outline-level="2"><text:bookmark-start text:name="__RefHeading__7009_2065861793"/>Vytváření kreseb<text:bookmark-end text:name="__RefHeading__7009_2065861793"/></text:h>
      <text:p text:style-name="P12">To begin using the drawing tools, display the Drawing toolbar (Figure <text:sequence-ref text:reference-format="value" text:ref-name="refFigure6">7</text:sequence-ref>) by clicking <text:span text:style-name="LOMenuPath">View &gt; Toolbars &gt; Drawing</text:span>.</text:p>
      <text:p text:style-name="P8">Pokud se chystáme používat kreslicí nástroje opakovaně, můžeme lištu přesunout v okně na jiné místo, kde se s ní bude lépe pracovat.</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row>
          <table:table-cell table:style-name="Table17.A1" table:number-columns-spanned="8" office:value-type="string">
            <text:p text:style-name="P28"><draw:frame draw:style-name="fr14" draw:name="graphics42" text:anchor-type="as-char" svg:width="5.7701in" svg:height="0.7453in" draw:z-index="23"><draw:image xlink:href="Pictures/100000000000022A0000004F59D1B163.png" xlink:type="simple" xlink:show="embed" xlink:actuate="onLoad"/></draw:frame></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P20"><text:span text:style-name="LOStrongEmphasis">1</text:span></text:p>
          </table:table-cell>
          <table:table-cell table:style-name="Table17.B2" office:value-type="string">
            <text:p text:style-name="P20">Vybrat</text:p>
          </table:table-cell>
          <table:table-cell table:style-name="Table17.C2" office:value-type="float" office:value="5">
            <text:p text:style-name="P20"><text:span text:style-name="LOStrongEmphasis">5</text:span></text:p>
          </table:table-cell>
          <table:table-cell table:style-name="Table17.D2" office:value-type="string">
            <text:p text:style-name="P20">Freeform Line</text:p>
          </table:table-cell>
          <table:table-cell table:style-name="Table17.E2" office:value-type="float" office:value="9">
            <text:p text:style-name="P20"><text:span text:style-name="LOStrongEmphasis">9</text:span></text:p>
          </table:table-cell>
          <table:table-cell table:style-name="Table17.F2" office:value-type="string">
            <text:p text:style-name="P20">Tvary symbolů</text:p>
          </table:table-cell>
          <table:table-cell table:style-name="Table17.G2" office:value-type="string">
            <text:p text:style-name="P20"><text:span text:style-name="LOStrongEmphasis">13</text:span></text:p>
          </table:table-cell>
          <table:table-cell table:style-name="Table17.H2" office:value-type="string">
            <text:p text:style-name="P20">Hvězdy</text:p>
          </table:table-cell>
        </table:table-row>
        <table:table-row>
          <table:table-cell table:style-name="Table17.A3" office:value-type="float" office:value="2">
            <text:p text:style-name="P20"><text:span text:style-name="LOStrongEmphasis">2</text:span></text:p>
          </table:table-cell>
          <table:table-cell table:style-name="Table17.B3" office:value-type="string">
            <text:p text:style-name="P20">Čára</text:p>
          </table:table-cell>
          <table:table-cell table:style-name="Table17.C3" office:value-type="float" office:value="6">
            <text:p text:style-name="P20"><text:span text:style-name="LOStrongEmphasis">6</text:span></text:p>
          </table:table-cell>
          <table:table-cell table:style-name="Table17.D3" office:value-type="string">
            <text:p text:style-name="P20">Text</text:p>
          </table:table-cell>
          <table:table-cell table:style-name="Table17.E3" office:value-type="float" office:value="10">
            <text:p text:style-name="P20"><text:span text:style-name="LOStrongEmphasis">10</text:span></text:p>
          </table:table-cell>
          <table:table-cell table:style-name="Table17.F3" office:value-type="string">
            <text:p text:style-name="P20">Blokové šipky</text:p>
          </table:table-cell>
          <table:table-cell table:style-name="Table17.G3" office:value-type="float" office:value="14">
            <text:p text:style-name="P20"><text:span text:style-name="LOStrongEmphasis">14</text:span></text:p>
          </table:table-cell>
          <table:table-cell table:style-name="Table17.H3" office:value-type="string">
            <text:p text:style-name="P20">Body</text:p>
          </table:table-cell>
        </table:table-row>
        <table:table-row>
          <table:table-cell table:style-name="Table17.A4" office:value-type="float" office:value="3">
            <text:p text:style-name="P20"><text:span text:style-name="LOStrongEmphasis">3</text:span></text:p>
          </table:table-cell>
          <table:table-cell table:style-name="Table17.B4" office:value-type="string">
            <text:p text:style-name="P20">Obdélník</text:p>
          </table:table-cell>
          <table:table-cell table:style-name="Table17.C4" office:value-type="float" office:value="7">
            <text:p text:style-name="P20"><text:span text:style-name="LOStrongEmphasis">7</text:span></text:p>
          </table:table-cell>
          <table:table-cell table:style-name="Table17.D4" office:value-type="string">
            <text:p text:style-name="P20">Bubliny</text:p>
          </table:table-cell>
          <table:table-cell table:style-name="Table17.E4" office:value-type="float" office:value="11">
            <text:p text:style-name="P20"><text:span text:style-name="LOStrongEmphasis">11</text:span></text:p>
          </table:table-cell>
          <table:table-cell table:style-name="Table17.F4" office:value-type="string">
            <text:p text:style-name="P20">Vývojové diagramy</text:p>
          </table:table-cell>
          <table:table-cell table:style-name="Table17.G4" office:value-type="float" office:value="15">
            <text:p text:style-name="P20"><text:span text:style-name="LOStrongEmphasis">15</text:span></text:p>
          </table:table-cell>
          <table:table-cell table:style-name="Table17.H4" office:value-type="string">
            <text:p text:style-name="P20">Galerie písmomalby</text:p>
          </table:table-cell>
        </table:table-row>
        <table:table-row>
          <table:table-cell table:style-name="Table17.A5" office:value-type="float" office:value="4">
            <text:p text:style-name="P20"><text:span text:style-name="LOStrongEmphasis">4</text:span></text:p>
          </table:table-cell>
          <table:table-cell table:style-name="Table17.B5" office:value-type="string">
            <text:p text:style-name="P20">Elipsa</text:p>
          </table:table-cell>
          <table:table-cell table:style-name="Table17.C5" office:value-type="float" office:value="8">
            <text:p text:style-name="P20"><text:span text:style-name="LOStrongEmphasis">8</text:span></text:p>
          </table:table-cell>
          <table:table-cell table:style-name="Table17.D5" office:value-type="string">
            <text:p text:style-name="P20">Základní tvary</text:p>
          </table:table-cell>
          <table:table-cell table:style-name="Table17.E5" office:value-type="float" office:value="12">
            <text:p text:style-name="P20"><text:span text:style-name="LOStrongEmphasis">12</text:span></text:p>
          </table:table-cell>
          <table:table-cell table:style-name="Table17.F5" office:value-type="string">
            <text:p text:style-name="P20">Bubliny</text:p>
          </table:table-cell>
          <table:table-cell table:style-name="Table17.G5" office:value-type="float" office:value="16">
            <text:p text:style-name="P20"><text:span text:style-name="LOStrongEmphasis">16</text:span></text:p>
          </table:table-cell>
          <table:table-cell table:style-name="Table17.H5" office:value-type="string">
            <text:p text:style-name="P20">Ze souboru</text:p>
          </table:table-cell>
        </table:table-row>
        <table:table-row>
          <table:table-cell table:style-name="Table17.A6" office:value-type="string">
            <text:p text:style-name="P20"><text:span text:style-name="LOStrongEmphasis"/></text:p>
          </table:table-cell>
          <table:table-cell table:style-name="Table17.B6" office:value-type="string">
            <text:p text:style-name="P20"/>
          </table:table-cell>
          <table:table-cell table:style-name="Table17.C6" office:value-type="string">
            <text:p text:style-name="P20"/>
          </table:table-cell>
          <table:table-cell table:style-name="Table17.D6" office:value-type="string">
            <text:p text:style-name="P20"/>
          </table:table-cell>
          <table:table-cell table:style-name="Table17.E6" office:value-type="string">
            <text:p text:style-name="P20"/>
          </table:table-cell>
          <table:table-cell table:style-name="Table17.F6" office:value-type="string">
            <text:p text:style-name="P20"/>
          </table:table-cell>
          <table:table-cell table:style-name="Table17.G6" office:value-type="float" office:value="17">
            <text:p text:style-name="P20"><text:span text:style-name="LOStrongEmphasis">17</text:span></text:p>
          </table:table-cell>
          <table:table-cell table:style-name="Table17.H6" office:value-type="string">
            <text:p text:style-name="P20">Plastičnost zap/vyp</text:p>
          </table:table-cell>
        </table:table-row>
        <table:table-row table:style-name="Table17.7">
          <table:table-cell table:style-name="Table17.A7" table:number-columns-spanned="8" office:value-type="string">
            <text:p text:style-name="P40">Figure <text:sequence text:ref-name="refFigure6" text:name="Figure" text:formula="ooow:Figure+1" style:num-format="1">7</text:sequence>: The Drawing toolbar</text:p>
          </table:table-cell>
          <table:covered-table-cell/>
          <table:covered-table-cell/>
          <table:covered-table-cell/>
          <table:covered-table-cell/>
          <table:covered-table-cell/>
          <table:covered-table-cell/>
          <table:covered-table-cell/>
        </table:table-row>
      </table:table>
      <text:p text:style-name="P34">Chceme-li použít kreslicí nástroj:</text:p>
      <text:list xml:id="list1449131074" text:style-name="Numbering_20_1">
        <text:list-item text:start-value="1">
          <text:p text:style-name="P66">Klepneme v dokumentu na místo, ke kterému chceme kresbu ukotvit. V případě potřeby můžeme ukotvení později změnit.</text:p>
        </text:list-item>
        <text:list-item>
          <text:p text:style-name="P68">Choose the tool from<text:alphabetical-index-mark text:string-value="nástrojová lišta kresba"/> the Drawing toolbar (Figure <text:sequence-ref text:reference-format="value" text:ref-name="refFigure6">7</text:sequence-ref>). The mouse pointer changes to a drawing-functions pointer similar to this one for a rectangle shape <draw:frame draw:style-name="fr8" draw:name="graphics16" text:anchor-type="as-char" svg:width="0.302in" svg:height="0.2811in" draw:z-index="25"><draw:image xlink:href="Pictures/100000000000001D0000001B8DC2AE66.png" xlink:type="simple" xlink:show="embed" xlink:actuate="onLoad"/></draw:frame>.</text:p>
        </text:list-item>
        <text:list-item>
          <text:p text:style-name="P66">Přesuneme křížek na místo v dokumentu, kde chceme, aby se kresba zobrazila, a poté klepnutím a přetažením kresbu vytvoříme. Uvolníme tlačítko myši. Vybraná kreslicí funkce zůstává aktivní, můžeme proto nakreslit jiný objekt téhož typu.</text:p>
        </text:list-item>
        <text:list-item>
          <text:p text:style-name="P66"><text:soft-page-break/>Chceme-li vybranou kreslicí funkci zrušit, stiskneme klávesu <text:span text:style-name="LOKeystroke">Esc</text:span> nebo klepneme na ikonu <text:span text:style-name="LOMenuPath">Vybrat</text:span> (šipka) na nástrojové liště Kresba.</text:p>
        </text:list-item>
        <text:list-item>
          <text:p text:style-name="P68">You can now change the properties (fill color, line type and weight, anchoring, and others) of the drawing object using either <text:alphabetical-index-mark text:string-value="Nástrojová lišta Vlastnosti kresby"/>the Drawing Object Properties toolbar (Figure <text:sequence-ref text:reference-format="value" text:ref-name="refFigure7">8</text:sequence-ref>) or the choices and dialogs reached by right-clicking on the drawing object.</text:p>
        </text:list-item>
      </text:list>
      <text:h text:style-name="P53" text:outline-level="2"><text:bookmark-start text:name="__RefHeading__7011_2065861793"/>Setting or <text:alphabetical-index-mark text:string-value="vlastnosti" text:key1="kresby"/>changing properties for drawing objects<text:bookmark-end text:name="__RefHeading__7011_2065861793"/></text:h>
      <text:p text:style-name="P34">Chceme-li nastavit vlastnosti kresby před tím, než ji nakreslíme:</text:p>
      <text:list xml:id="list133053977700320" text:continue-list="list133053731169395" text:style-name="Numbering_20_1">
        <text:list-item text:start-value="1">
          <text:p text:style-name="Numbering_20_1">On the Drawing toolbar (Figure <text:sequence-ref text:reference-format="value" text:ref-name="refFigure6">7</text:sequence-ref>), click the <text:span text:style-name="LOMenuPath">Select</text:span> tool.</text:p>
        </text:list-item>
        <text:list-item>
          <text:p text:style-name="Numbering_20_1">On the Drawing Object Properties toolbar (Figure <text:sequence-ref text:reference-format="value" text:ref-name="refFigure7">8</text:sequence-ref>), click on the icon for each property and select the value you want for that property.</text:p>
        </text:list-item>
        <text:list-item>
          <text:p text:style-name="P66">Dialogová okna umožňující podrobnější nastavení zobrazíme tím, že na této nástrojové liště klepneme na ikony <text:span text:style-name="LOMenuPath">Oblast</text:span> nebo <text:span text:style-name="LOMenuPath">Čára</text:span>.</text:p>
        </text:list-item>
      </text:list>
      <table:table table:name="Table18" table:style-name="Table18">
        <table:table-column table:style-name="Table18.A"/>
        <table:table-column table:style-name="Table18.B"/>
        <table:table-column table:style-name="Table18.C"/>
        <table:table-column table:style-name="Table18.D"/>
        <table:table-column table:style-name="Table18.A"/>
        <table:table-column table:style-name="Table18.F"/>
        <table:table-column table:style-name="Table18.G"/>
        <table:table-column table:style-name="Table18.H"/>
        <table:table-row>
          <table:table-cell table:style-name="Table18.A1" table:number-columns-spanned="8" office:value-type="string">
            <text:p text:style-name="P25"><draw:frame draw:style-name="fr15" draw:name="Image8" text:anchor-type="as-char" svg:width="6.6217in" svg:height="0.5252in" draw:z-index="26"><draw:image xlink:href="Pictures/10000201000002CE0000003947B0D5BE.png" xlink:type="simple" xlink:show="embed" xlink:actuate="onLoad"/></draw:frame></text:p>
          </table:table-cell>
          <table:covered-table-cell/>
          <table:covered-table-cell/>
          <table:covered-table-cell/>
          <table:covered-table-cell/>
          <table:covered-table-cell/>
          <table:covered-table-cell/>
          <table:covered-table-cell/>
        </table:table-row>
        <table:table-row table:style-name="Table18.2">
          <table:table-cell table:style-name="Table18.A2" office:value-type="float" office:value="1">
            <text:p text:style-name="P42"><text:span text:style-name="LOStrongEmphasis">1</text:span></text:p>
          </table:table-cell>
          <table:table-cell table:style-name="Table18.B2" office:value-type="string">
            <text:p text:style-name="P42">Styly a formátování</text:p>
          </table:table-cell>
          <table:table-cell table:style-name="Table18.C2" office:value-type="string">
            <text:p text:style-name="P42"><text:span text:style-name="LOStrongEmphasis">4</text:span></text:p>
          </table:table-cell>
          <table:table-cell table:style-name="Table18.D2" office:value-type="string">
            <text:p text:style-name="P42">Styl čáry</text:p>
          </table:table-cell>
          <table:table-cell table:style-name="Table18.E2" office:value-type="string">
            <text:p text:style-name="P42"><text:span text:style-name="LOStrongEmphasis">7</text:span></text:p>
          </table:table-cell>
          <table:table-cell table:style-name="Table18.F2" office:value-type="string">
            <text:p text:style-name="P42">Oblast</text:p>
          </table:table-cell>
          <table:table-cell table:style-name="Table18.G2" office:value-type="string">
            <text:p text:style-name="P42"><text:span text:style-name="LOStrongEmphasis">10</text:span></text:p>
          </table:table-cell>
          <table:table-cell table:style-name="Table18.H2" office:value-type="string">
            <text:p text:style-name="P42">Efekty</text:p>
          </table:table-cell>
        </table:table-row>
        <table:table-row table:style-name="Table18.3">
          <table:table-cell table:style-name="Table18.A3" office:value-type="float" office:value="2">
            <text:p text:style-name="P42"><text:span text:style-name="LOStrongEmphasis">2</text:span></text:p>
          </table:table-cell>
          <table:table-cell table:style-name="Table18.A1" office:value-type="string">
            <text:p text:style-name="P42">Čára</text:p>
          </table:table-cell>
          <table:table-cell table:style-name="Table18.A1" office:value-type="string">
            <text:p text:style-name="P42"><text:span text:style-name="LOStrongEmphasis">5</text:span></text:p>
          </table:table-cell>
          <table:table-cell table:style-name="Table18.A1" office:value-type="string">
            <text:p text:style-name="P42">Šířka čáry</text:p>
          </table:table-cell>
          <table:table-cell table:style-name="Table18.A1" office:value-type="string">
            <text:p text:style-name="P42"><text:span text:style-name="LOStrongEmphasis">8</text:span></text:p>
          </table:table-cell>
          <table:table-cell table:style-name="Table18.A1" office:value-type="string">
            <text:p text:style-name="P42">Styl / výplň oblasti</text:p>
          </table:table-cell>
          <table:table-cell table:style-name="Table18.A1" office:value-type="string">
            <text:p text:style-name="P42"><text:span text:style-name="LOStrongEmphasis">11</text:span></text:p>
          </table:table-cell>
          <table:table-cell table:style-name="Table18.A1" office:value-type="string">
            <text:p text:style-name="P42">Zarovnání</text:p>
          </table:table-cell>
        </table:table-row>
        <table:table-row>
          <table:table-cell table:style-name="Table18.A3" office:value-type="float" office:value="3">
            <text:p text:style-name="P42"><text:span text:style-name="LOStrongEmphasis">3</text:span></text:p>
          </table:table-cell>
          <table:table-cell table:style-name="Table18.A1" office:value-type="string">
            <text:p text:style-name="P42">Styl šipky</text:p>
          </table:table-cell>
          <table:table-cell table:style-name="Table18.A1" office:value-type="string">
            <text:p text:style-name="P42"><text:span text:style-name="LOStrongEmphasis">6</text:span></text:p>
          </table:table-cell>
          <table:table-cell table:style-name="Table18.A1" office:value-type="string">
            <text:p text:style-name="P42">Barva čáry</text:p>
          </table:table-cell>
          <table:table-cell table:style-name="Table18.A1" office:value-type="string">
            <text:p text:style-name="P42"><text:span text:style-name="LOStrongEmphasis">9</text:span></text:p>
          </table:table-cell>
          <table:table-cell table:style-name="Table18.A1" office:value-type="string">
            <text:p text:style-name="P42">Stín</text:p>
          </table:table-cell>
          <table:table-cell table:style-name="Table18.A1" office:value-type="string">
            <text:p text:style-name="P42"><text:span text:style-name="LOStrongEmphasis">12</text:span></text:p>
          </table:table-cell>
          <table:table-cell table:style-name="Table18.A1" office:value-type="string">
            <text:p text:style-name="P42">Uspořádat</text:p>
          </table:table-cell>
        </table:table-row>
        <table:table-row table:style-name="Table18.5">
          <table:table-cell table:style-name="Table18.A1" table:number-columns-spanned="8" office:value-type="string">
            <text:p text:style-name="P40">Obrázek <text:sequence text:ref-name="refFigure7" text:name="Figure" text:formula="ooow:Figure+1" style:num-format="1">8</text:sequence>: Nástrojová lišta Vlastnosti kresby</text:p>
          </table:table-cell>
          <table:covered-table-cell/>
          <table:covered-table-cell/>
          <table:covered-table-cell/>
          <table:covered-table-cell/>
          <table:covered-table-cell/>
          <table:covered-table-cell/>
          <table:covered-table-cell/>
        </table:table-row>
      </table:table>
      <text:p text:style-name="P34">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P35">Chceme-li změnit vlastnosti stávající kresby:</text:p>
      <text:list xml:id="list199900244" text:style-name="Numbering_20_1">
        <text:list-item text:start-value="1">
          <text:p text:style-name="P66">Vybereme objekt.</text:p>
        </text:list-item>
        <text:list-item>
          <text:p text:style-name="P66">Pokračujeme způsobem popsaným výše.</text:p>
        </text:list-item>
      </text:list>
      <text:p text:style-name="P35">U kresby můžeme určit také umístění a velikost, otočení, zkosení a poloměr rohu:</text:p>
      <text:list xml:id="list1864282559" text:style-name="Numbering_20_1">
        <text:list-item text:start-value="1">
          <text:p text:style-name="P66">Klepneme na kresbu pravým tlačítkem a zvolíme <text:span text:style-name="LOMenuPath">Umístění a velikost</text:span> v místní nabídce. Zobrazí se dialogové okno Umístění a velikost.</text:p>
        </text:list-item>
        <text:list-item>
          <text:p text:style-name="P66">Zvolíme požadované vlastnosti.</text:p>
        </text:list-item>
      </text:list>
      <text:h text:style-name="P54" text:outline-level="2"><text:bookmark-start text:name="__RefHeading__7013_2065861793"/>Změna velikosti kreseb<text:bookmark-end text:name="__RefHeading__7013_2065861793"/></text:h>
      <text:p text:style-name="P8">Velikost kresby změníme obdobně jako u obrázku. Vybereme objekt, klepneme na jeden z osmi úchytů po obvodu a přetažením upravíme velikost. Objekt se zmenší nebo zvětší. For an unscaled resizing, select one of the handles and keep the <text:span text:style-name="LOKeystroke">Shift</text:span> key pressed while dragging the handle to its new size.</text:p>
      <text:p text:style-name="P8">For more sophisticated control of the size of the object, choose <text:span text:style-name="LOMenuPath">Format &gt; Frame and Object &gt; Properties</text:span> from the Menu bar. Pro nezávislé nastavení polohy a velikosti použijeme kartu <text:span text:style-name="LOMenuPath">Typ</text:span>. Je-li vybrána možnost <text:span text:style-name="LOMenuPath">Zachovat poměr</text:span>, oba rozměry se změní tak, že se zachová poměr stran.</text:p>
      <text:h text:style-name="P55" text:outline-level="2"><text:bookmark-start text:name="__RefHeading__7015_2065861793"/><text:alphabetical-index-mark text:string-value="seskupování" text:key1="kresby"/>Seskupování kreseb<text:bookmark-end text:name="__RefHeading__7015_2065861793"/></text:h>
      <text:p text:style-name="P15">Seskupení objektů kresby usnadňuje manipulaci několik objektů v celku, při zachování jejich relativní velikosti a pozice.</text:p>
      <text:p text:style-name="P35"><text:soft-page-break/>Chceme-li seskupit kresby:</text:p>
      <text:list xml:id="list133054865795133" text:continue-list="list1864282559" text:style-name="Numbering_20_1">
        <text:list-item text:start-value="1">
          <text:p text:style-name="P66">Vybereme jeden objekt, poté podržíme klávesu <text:span text:style-name="LOEmphasis">Shift</text:span> a vybereme další, které chceme do skupiny zahrnout. Rámeček vymezený úchyty se zvětší, aby obsáhl všechny vybrané objekty.</text:p>
        </text:list-item>
        <text:list-item>
          <text:p text:style-name="P66">With the objects selected, hover the mouse pointer over one of the objects and choose <text:span text:style-name="LOMenuPath">Format &gt; Group &gt; Group</text:span> from the Menu bar or right-click and choose <text:span text:style-name="LOMenuPath">Group &gt; Group</text:span> from the pop-up menu.</text:p>
        </text:list-item>
      </text:list>
      <text:list xml:id="list133054168916928" text:continue-list="list133054842488516" text:style-name="Heading_20_Note">
        <text:list-item>
          <text:p text:style-name="P65">Poznámka</text:p>
        </text:list-item>
      </text:list>
      <text:p text:style-name="P38">Do skupiny kreseb nelze zahrnout obrázek, ať už vložený nebo jako odkaz.</text:p>
      <text:h text:style-name="P56" text:outline-level="1"><text:bookmark-start text:name="__RefHeading__17039_2065861793"/>Použití písmomalby<text:bookmark-end text:name="__RefHeading__17039_2065861793"/></text:h>
      <text:p text:style-name="P8">Písmomalba umožňuje vytvářet grafické textové objekty, které dokument činí atraktivnějším. Máme na výběr z velkého množství různých nastavení těchto textových objektů (čára, oblast, umístění, velikost a další).</text:p>
      <text:p text:style-name="P8">Písmomalba je k dispozici v každé součásti balíku LibreOffice, nicméně ve způsobu, jakými ji každá součást zobrazuje, jsou drobné rozdíly.</text:p>
      <text:h text:style-name="P53" text:outline-level="2"><text:bookmark-start text:name="__RefHeading__13217_2065861793"/><text:alphabetical-index-mark text:string-value="vytváření objektu" text:key1="písmomalba"/>Vytváření objektů písmomalby<text:bookmark-end text:name="__RefHeading__13217_2065861793"/></text:h>
      <text:list xml:id="list133055252584326" text:continue-list="list133053977700320" text:style-name="Numbering_20_1">
        <text:list-item text:start-value="1">
          <text:p text:style-name="Numbering_20_1">On the Fontwork toolbar (<text:span text:style-name="LOMenuPath">View &gt; Toolbars &gt; Fontwork</text:span>) or the Drawing toolbar (<text:span text:style-name="LOMenuPath">View &gt; Toolbars &gt; Drawing</text:span>), click the Fontwork Gallery icon <draw:frame draw:style-name="fr16" draw:name="Image10" text:anchor-type="as-char" svg:width="0.2563in" svg:height="0.2402in" draw:z-index="29"><draw:image xlink:href="Pictures/1000000000000020000000203A2DBB49.png" xlink:type="simple" xlink:show="embed" xlink:actuate="onLoad"/></draw:frame>, or choose <text:span text:style-name="LOMenuPath">Insert &gt; Media &gt; FontWork Gallery</text:span>.</text:p>
        </text:list-item>
        <text:list-item>
          <text:p text:style-name="P69">In the <text:alphabetical-index-mark text:string-value="galerie" text:key1="písmomalba"/>Fontwork Gallery (Figure <text:sequence-ref text:reference-format="value" text:ref-name="refFigure8">9</text:sequence-ref>), select a Fontwork style, then click <text:span text:style-name="LOStrongEmphasis">OK</text:span>. Objekt písmomalby se zobrazí v dokumentu.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18</text:reference-ref>.</text:p>
        </text:list-item>
      </text:list>
      <text:p text:style-name="P28"><draw:frame draw:style-name="fr3" draw:name="Frame5" text:anchor-type="as-char" svg:width="5.5118in" draw:z-index="30"><draw:text-box fo:min-height="4.0035in"><text:p text:style-name="Caption"><draw:frame draw:style-name="fr15" draw:name="Image11" text:anchor-type="as-char" svg:width="5.5118in" svg:height="3.8189in" draw:z-index="31"><draw:image xlink:href="Pictures/10000201000002A2000001D30BC65916.png" xlink:type="simple" xlink:show="embed" xlink:actuate="onLoad"/></draw:frame></text:p><text:p text:style-name="Caption">Figure <text:sequence text:ref-name="refFigure8" text:name="Figure" text:formula="ooow:Figure+1" style:num-format="1">9</text:sequence>: The Fontwork Gallery</text:p></draw:text-box></draw:frame></text:p>
      <text:list xml:id="list133054567929764" text:continue-numbering="true" text:style-name="Numbering_20_1">
        <text:list-item>
          <text:p text:style-name="P69"><text:soft-page-break/>Poklepeme na objekt a upravím text písmomalby (viz obrázek <text:sequence-ref text:reference-format="value" text:ref-name="refFigure9">10</text:sequence-ref>). Vybereme text a černý nápis <text:span text:style-name="LOEmphasis">Fontwork</text:span>, který se zobrazuje přes objekt, nahradíme vlastním textem.</text:p>
        </text:list-item>
      </text:list>
      <text:p text:style-name="P31"><draw:frame draw:style-name="fr4" draw:name="Frame8" text:anchor-type="as-char" svg:width="2.3764in" draw:z-index="32"><draw:text-box fo:min-height="1.3665in"><text:p text:style-name="Caption"><draw:frame draw:style-name="fr17" draw:name="graphics6" text:anchor-type="as-char" svg:width="2.2244in" svg:height="1.1811in" draw:z-index="34"><draw:image xlink:href="Pictures/1000020100000156000000C76D67FD2E.png" xlink:type="simple" xlink:show="embed" xlink:actuate="onLoad"/></draw:frame></text:p><text:p text:style-name="Caption">Obrázek <text:sequence text:ref-name="refFigure9" text:name="Figure" text:formula="ooow:Figure+1" style:num-format="1">10</text:sequence>: Úprava textu písmomalby</text:p></draw:text-box></draw:frame></text:p>
      <text:list xml:id="list133054186947698" text:continue-numbering="true" text:style-name="Numbering_20_1">
        <text:list-item>
          <text:p text:style-name="Numbering_20_1">Klepneme kamkoliv na volné místo nebo stiskneme <text:span text:style-name="LOKeystroke">Esc</text:span>, čímž změny použijeme.</text:p>
        </text:list-item>
      </text:list>
      <text:h text:style-name="P53" text:outline-level="2"><text:bookmark-start text:name="__RefHeading__13219_2065861793"/><text:alphabetical-index-mark text:string-value="úprava objektu" text:key1="písmomalba"/>Úprava objektů písmomalby<text:bookmark-end text:name="__RefHeading__13219_2065861793"/></text:h>
      <text:p text:style-name="P8">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P63" text:outline-level="3"><text:bookmark-start text:name="__RefHeading__13221_2065861793"/>Použití <text:alphabetical-index-mark text:string-value="nástrojová lišta" text:key1="písmomalba"/>nástrojové lišty Písmomalba<text:bookmark-end text:name="__RefHeading__13221_2065861793"/></text:h>
      <text:p text:style-name="P13">Zkontrolujeme, zda je zobrazena nástrojová lišta Písmomalba, kterou ukazuje obrázek <text:sequence-ref text:reference-format="value" text:ref-name="refFigure10">11</text:sequence-ref>. Pokud není, zvolíme <text:span text:style-name="LOMenuPath">Zobrazit &gt; Nástrojové lišty &gt; Písmomalba</text:span>. Za účelem úpravy objektů písmomalby klepneme na některou z ikon:</text:p>
      <text:p text:style-name="P43"><draw:frame draw:style-name="fr5" draw:name="Frame4" text:anchor-type="as-char" svg:width="2.8583in" draw:z-index="35"><draw:text-box fo:min-height="0.7319in"><text:p text:style-name="Caption"><draw:frame draw:style-name="fr15" draw:name="Image9" text:anchor-type="as-char" svg:width="2.0827in" svg:height="0.5516in" draw:z-index="38"><draw:image xlink:href="Pictures/10000201000000CE00000037D250931E.png" xlink:type="simple" xlink:show="embed" xlink:actuate="onLoad"/></draw:frame></text:p><text:p text:style-name="Caption">Obrázek <text:sequence text:ref-name="refFigure10" text:name="Figure" text:formula="ooow:Figure+1" style:num-format="1">11</text:sequence>: Plovoucí nástrojová lišta Písmomalba</text:p></draw:text-box></draw:frame></text:p>
      <table:table table:name="Table4" table:style-name="Table4">
        <table:table-column table:style-name="Table4.A"/>
        <table:table-column table:style-name="Table4.B"/>
        <table:table-column table:style-name="Table4.C"/>
        <table:table-row>
          <table:table-cell table:style-name="Table4.A1" office:value-type="string">
            <text:p text:style-name="P19"><draw:frame draw:style-name="fr18" draw:name="graphics271" text:anchor-type="as-char" svg:width="0.5256in" svg:height="0.35in" draw:z-index="39"><draw:image xlink:href="Pictures/1000020100000024000000185646FA6C.png" xlink:type="simple" xlink:show="embed" xlink:actuate="onLoad"/></draw:frame></text:p>
          </table:table-cell>
          <table:table-cell table:style-name="Table4.A1" office:value-type="string">
            <text:p text:style-name="P8">Tvar písmomalby: Upraví tvar vybraného objektu. Můžeme zvolit z palety tvarů.</text:p>
          </table:table-cell>
          <table:table-cell table:style-name="Table4.A1" office:value-type="string">
            <text:p text:style-name="P8"><draw:frame draw:style-name="fr6" draw:name="Frame7" text:anchor-type="as-char" svg:y="-2.5681in" svg:width="1.978in" draw:z-index="36"><draw:text-box fo:min-height="2.5854in"><text:p text:style-name="Figure"><draw:frame draw:style-name="fr8" draw:name="graphics7" text:anchor-type="as-char" svg:width="1.7598in" svg:height="2.1654in" draw:z-index="37"><draw:image xlink:href="Pictures/10000000000000C0000000EC08E8581A.png" xlink:type="simple" xlink:show="embed" xlink:actuate="onLoad"/></draw:frame></text:p><text:p text:style-name="Caption">Obrázek <text:sequence text:ref-name="refFigure11" text:name="Figure" text:formula="ooow:Figure+1" style:num-format="1">12</text:sequence>: Nástrojová lišta Písmomalba se zobrazenou paletou tvarů</text:p></draw:text-box></draw:frame></text:p>
          </table:table-cell>
        </table:table-row>
      </table:table>
      <table:table table:name="Table5" table:style-name="Table5">
        <table:table-column table:style-name="Table5.A"/>
        <table:table-column table:style-name="Table5.B"/>
        <table:table-row table:style-name="Table5.1">
          <table:table-cell office:value-type="string">
            <text:p text:style-name="P19"><draw:frame draw:style-name="fr19" draw:name="graphics8" text:anchor-type="as-char" svg:width="0.4602in" svg:height="0.4602in" draw:z-index="33"><draw:image xlink:href="Pictures/100000000000002000000020AC02EA46.png" xlink:type="simple" xlink:show="embed" xlink:actuate="onLoad"/></draw:frame></text:p>
          </table:table-cell>
          <table:table-cell office:value-type="string">
            <text:p text:style-name="P8"><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P28"><draw:frame draw:style-name="fr4" draw:name="Frame6" text:anchor-type="as-char" svg:width="3.9902in" draw:z-index="27"><draw:text-box fo:min-height="1.2201in"><text:p text:style-name="Caption"><draw:frame draw:style-name="fr15" draw:name="graphics9" text:anchor-type="as-char" svg:width="3.5516in" svg:height="0.9839in" draw:z-index="28"><draw:image xlink:href="Pictures/100000000000019C000000863F1BE7AF.png" xlink:type="simple" xlink:show="embed" xlink:actuate="onLoad"/></draw:frame></text:p><text:p text:style-name="Caption">Obrázek <text:sequence text:ref-name="refFigure12" text:name="Figure" text:formula="ooow:Figure+1" style:num-format="1">13</text:sequence>: levo: běžná písmena; vpravo: stejná výška písmen</text:p></draw:text-box></draw:frame></text:p>
      <table:table table:name="Table6" table:style-name="Table6">
        <table:table-column table:style-name="Table6.A"/>
        <table:table-column table:style-name="Table6.B"/>
        <table:table-column table:style-name="Table6.C"/>
        <text:soft-page-break/>
        <table:table-row>
          <table:table-cell table:style-name="Table6.A1" office:value-type="string">
            <text:p text:style-name="P19"><draw:frame draw:style-name="fr20" draw:name="graphics12" text:anchor-type="as-char" svg:width="0.3335in" svg:height="0.3335in" draw:z-index="24"><draw:image xlink:href="Pictures/100000000000002000000020D3A4748E.png" xlink:type="simple" xlink:show="embed" xlink:actuate="onLoad"/></draw:frame></text:p>
          </table:table-cell>
          <table:table-cell table:style-name="Table6.A1" office:value-type="string">
            <text:p text:style-name="P8"><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6.A1" office:value-type="string">
            <text:p text:style-name="P8"><draw:frame draw:style-name="fr15" draw:name="Image12" text:anchor-type="as-char" svg:width="1.2547in" svg:height="1.2929in" draw:z-index="21"><draw:image xlink:href="Pictures/100002010000008200000086F2388F47.png" xlink:type="simple" xlink:show="embed" xlink:actuate="onLoad"/></draw:frame></text:p>
          </table:table-cell>
        </table:table-row>
      </table:table>
      <table:table table:name="Table8" table:style-name="Table8">
        <table:table-column table:style-name="Table8.A"/>
        <table:table-column table:style-name="Table8.B"/>
        <table:table-column table:style-name="Table8.C"/>
        <table:table-row>
          <table:table-cell table:style-name="Table8.A1" office:value-type="string">
            <text:p text:style-name="P19"><draw:frame draw:style-name="fr21" draw:name="Image13" text:anchor-type="as-char" svg:width="0.4264in" svg:height="0.3508in" draw:z-index="18"><draw:image xlink:href="Pictures/100002010000002B0000001FBAF4C316.png" xlink:type="simple" xlink:show="embed" xlink:actuate="onLoad"/></draw:frame></text:p>
          </table:table-cell>
          <table:table-cell table:style-name="Table8.A1" office:value-type="string">
            <text:p text:style-name="P8"><text:alphabetical-index-mark text:string-value="rozestup znaků" text:key1="písmomalba"/><text:alphabetical-index-mark text:string-value="vlastnosti" text:key1="písmomalba"/>Rozestup znaků písmomalby: Změní rozestup znaků a kerning objektu. Vybereme z voleb rozbalovacího seznamu.</text:p>
          </table:table-cell>
          <table:table-cell table:style-name="Table8.A1" office:value-type="string">
            <text:p text:style-name="P24"><draw:frame draw:style-name="fr8" draw:name="Image14" text:anchor-type="as-char" svg:width="1.8126in" svg:height="1.7138in" draw:z-index="15"><draw:image xlink:href="Pictures/10000201000000B9000000AF90E852BA.png" xlink:type="simple" xlink:show="embed" xlink:actuate="onLoad"/></draw:frame></text:p>
          </table:table-cell>
        </table:table-row>
      </table:table>
      <text:h text:style-name="P63"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8">Pokročíme dále a přizpůsobíme několik dalších vlastností objektů písmomalby.</text:p>
      <text:p text:style-name="P13">Klepneme na objekt písmomalby. Nástrojová lišta Formátování se změní a zobrazí se na ní možnosti úpravy objektu. (The toolbar shown in Figure <text:sequence-ref text:reference-format="value" text:ref-name="refFigure13">14</text:sequence-ref> appears when you use Fontwork in Writer.)</text:p>
      <text:p text:style-name="P28"><text:span text:style-name="LOMenuPath"><text:span text:style-name="T12"><draw:frame draw:style-name="fr1" draw:name="Frame11" text:anchor-type="as-char" svg:width="5.9055in" draw:z-index="9"><draw:text-box fo:min-height="3.3744in"><text:p text:style-name="Caption"><draw:frame draw:style-name="fr9" draw:name="Image16" text:anchor-type="as-char" svg:width="5.9055in" style:rel-width="100%" svg:height="3.1846in" style:rel-height="scale" draw:z-index="10"><draw:image xlink:href="Pictures/100002010000023700000133C985611D.png" xlink:type="simple" xlink:show="embed" xlink:actuate="onLoad"/></draw:frame></text:p><text:p text:style-name="Caption">Figure <text:sequence text:ref-name="refFigure13" text:name="Figure" text:formula="ooow:Figure+1" style:num-format="1">14</text:sequence>: Formatting toolbar for a Fontwork object in Writer</text:p></draw:text-box></draw:frame></text:span></text:span></text:p>
      <text:p text:style-name="P8">Obrázek zobrazuje plovoucí nástrojovou lištu. Ve výchozím nastavení je ukotvena jako jedna z lišt umístěných pod hlavní nabídkou. Zobrazená lišta je rovněž přizpůsobená, aby ukazovala všechny dostupné možnosti; ve výchozím nastavení se zobrazuje pouze část těchto možností.</text:p>
      <text:p text:style-name="P8">Nástrojová lišta Formátování poskytuje široké možnosti, jak objekt přizpůsobit. Tyto možnosti jsou stejné jako možnosti přizpůsobení jiných kreseb. Více informací se nachází v příručce <text:span text:style-name="LOEmphasis">Draw Guide</text:span>.</text:p>
      <text:p text:style-name="P27"><text:bookmark-start text:name="__RefHeading__13225_2065861793"/><text:soft-page-break/><text:reference-mark-start text:name="Line options dialog"/>Možnosti čáry<text:bookmark-end text:name="__RefHeading__13225_2065861793"/><text:reference-mark-end text:name="Line options dialog"/></text:p>
      <text:p text:style-name="P34"><text:alphabetical-index-mark text:string-value="možnosti čáry" text:key1="písmomalba"/>Ikona <text:span text:style-name="LOMenuPath">Čára</text:span>: Otevře dialogové okno se třemi záložkami: <text:span text:style-name="LOMenuPath">Čára</text:span>, <text:span text:style-name="LOMenuPath">Styly čar</text:span>, <text:span text:style-name="LOMenuPath">Styly šipek</text:span>. Na záložce <text:span text:style-name="LOMenuPath">Čára</text:span> upravíme nejpoužívanější vlastnosti čáry kolem vybraného objektu písmomalby, a to tak, že zvolíme z předem definovaných vlastností, které zahrnují styl čáry, barvu čáry a styly šipky. Na záložkách <text:span text:style-name="LOMenuPath">Styly čar</text:span> a <text:span text:style-name="LOMenuPath">Styly šipek</text:span> upravíme vlastnosti stylů čáry a šipek a definujeme nové styly.</text:p>
      <text:p text:style-name="P8">Ikona <text:span text:style-name="LOMenuPath">Styl šipky</text:span>: Zvolíme z různých stylů šipek.</text:p>
      <text:p text:style-name="P8">Pole <text:span text:style-name="LOMenuPath">Styl čáry</text:span>: Zvolíme z dostupných stylů čar.</text:p>
      <text:p text:style-name="P8">Pole <text:span text:style-name="LOMenuPath">Šířka čáry</text:span>: Nastavíme šířku čáry.</text:p>
      <text:p text:style-name="P8">Pole <text:span text:style-name="LOMenuPath">Barva čáry</text:span>: Nastavíme barvu čáry.</text:p>
      <text:p text:style-name="P27"><text:bookmark-start text:name="__RefHeading__13227_2065861793"/><text:reference-mark-start text:name="Area options dialog"/><text:alphabetical-index-mark text:string-value="možnosti oblasti" text:key1="písmomalba"/>Možnosti oblasti<text:bookmark-end text:name="__RefHeading__13227_2065861793"/><text:reference-mark-end text:name="Area options dialog"/></text:p>
      <text:p text:style-name="P34">Ikona <text:span text:style-name="LOMenuPath">Oblast</text:span>: Otevře dialogové okno se sedmi záložkami: <text:span text:style-name="LOMenuPath">Oblast</text:span>, <text:span text:style-name="LOMenuPath">Stín</text:span>, <text:span text:style-name="LOMenuPath">Průhlednost</text:span>, <text:span text:style-name="LOMenuPath">Barvy</text:span>, <text:span text:style-name="LOMenuPath">Přechody</text:span>, <text:span text:style-name="LOMenuPath">Šrafování</text:span>, <text:span text:style-name="LOMenuPath">Rastry</text:span>.</text:p>
      <text:list xml:id="list188599392" text:style-name="List_20_1">
        <text:list-item>
          <text:p text:style-name="P59">Záložka <text:span text:style-name="LOMenuPath">Oblast</text:span>: Zvolíme z daného seznamu výplň vybraného objektu: barvu, rastr, přechod nebo vzorek šrafování.</text:p>
        </text:list-item>
        <text:list-item>
          <text:p text:style-name="P59">Záložka <text:span text:style-name="LOMenuPath">Stín</text:span>: Nastavíme vlastnosti stínu vybraného objektu.</text:p>
        </text:list-item>
        <text:list-item>
          <text:p text:style-name="P59">Záložka <text:span text:style-name="LOMenuPath">Průhlednost</text:span>: Nastavíme vlastnosti průhlednosti vybraného objektu.</text:p>
        </text:list-item>
        <text:list-item>
          <text:p text:style-name="P59">Záložka <text:span text:style-name="LOMenuPath">Barvu</text:span>: Změníme stávající barvy nebo přidáme nové barvy, které se zobrazí na záložce Oblast.</text:p>
        </text:list-item>
        <text:list-item>
          <text:p text:style-name="P59">Záložka <text:span text:style-name="LOMenuPath">Přechody</text:span>: Změníme stávající přechody nebo přidáme nové přechody, které se zobrazí na záložce Oblast.</text:p>
        </text:list-item>
        <text:list-item>
          <text:p text:style-name="P59">Záložka <text:span text:style-name="LOMenuPath">Šrafování</text:span>: Změníme stávající vzorky šrafování nebo přidáme nové vzorky šrafování, které se zobrazí na záložce Oblast.</text:p>
        </text:list-item>
        <text:list-item>
          <text:p text:style-name="P59">Záložka <text:span text:style-name="LOMenuPath">Rastry</text:span>: Vytvoříme jednoduché rastrové vzorky nebo rastry importujeme, poté budou k dispozici na záložce Oblast.</text:p>
        </text:list-item>
      </text:list>
      <text:p text:style-name="P8">Pole <text:span text:style-name="LOStrongEmphasis">Styl / výplň oblasti</text:span>: Vybereme druh výplně vybraného objektu. Chceme-li výplň nastavit podrobněji, použijeme ikonu Oblast.</text:p>
      <text:p text:style-name="P27"><text:bookmark-start text:name="__RefHeading__13229_2065861793"/><text:alphabetical-index-mark text:string-value="možnosti umístění" text:key1="písmomalba"/>Možnosti umístění<text:bookmark-end text:name="__RefHeading__13229_2065861793"/></text:p>
      <text:p text:style-name="P8">Ikona <text:span text:style-name="LOMenuPath">Otočit</text:span>: Ručně tažením myší otočíme vybraný objekt.</text:p>
      <text:p text:style-name="P8">Ikona <text:span text:style-name="LOMenuPath">Na popředí</text:span>: Vybraný objekt přesuneme před text.</text:p>
      <text:p text:style-name="P8">Ikona <text:span text:style-name="LOMenuPath">Na pozadí</text:span>: Vybraný objekt přesuneme za text.</text:p>
      <text:p text:style-name="P8">Ikona <text:span text:style-name="LOMenuPath">Zarovnání</text:span>: Změníme zarovnání vybraných objektů.</text:p>
      <text:p text:style-name="P8">Ikona <text:span text:style-name="LOMenuPath">Přenést do popředí</text:span>: Přesuneme vybrané objekty před ostatní.</text:p>
      <text:p text:style-name="P8">Ikona <text:span text:style-name="LOMenuPath">Odsunout do pozadí</text:span>: Přesuneme vybrané objekty za ostatní.</text:p>
      <text:p text:style-name="P34">Ikona <text:span text:style-name="LOMenuPath">Změnit </text:span><text:alphabetical-index-mark text:string-value="ukotvení" text:key1="písmomalba"/><text:span text:style-name="LOMenuPath">ukotvení</text:span>: Zvolíme jednu z možností ukotvení:</text:p>
      <text:list xml:id="list1860676454" text:style-name="List_20_1">
        <text:list-item>
          <text:p text:style-name="P59">Ke stránce — zachová se umístění objektu vzhledem k okrajům stránky. Objekt se neposune, když přidáme nebo smažeme text.</text:p>
        </text:list-item>
        <text:list-item text:style-override="OOoBullets_20_1">
          <text:p text:style-name="P60">K odstavci — objekt se přičlení k odstavci a bude se posunovat s odstavcem. Může být umístěn k okraji nebo na jiné místo.</text:p>
        </text:list-item>
        <text:list-item text:style-override="OOoBullets_20_1">
          <text:p text:style-name="P60">Ke znaku — objekt se přičlení ke znaku, ale není součástí posloupnosti znaků. Bude se posunovat s odstavcem, může být umístěn k okrajům nebo na jiné místo. Tento způsob se podobá ukotvení k odstavci.</text:p>
        </text:list-item>
        <text:list-item text:style-override="OOoBullets_20_1">
          <text:p text:style-name="P60">Jako znak — objekt se do dokumentu umístí jako jakýkoliv jiný znak a bude se posunovat s odstavcem, když přidáme nebo smažeme text za objektem.</text:p>
        </text:list-item>
      </text:list>
      <text:p text:style-name="P8">Ikona <text:span text:style-name="LOMenuPath">Zrušit skupinu</text:span>: Zruší vybranou skupinu objektů, takže s nimi bude možné zacházet jednotlivě.</text:p>
      <text:p text:style-name="P8"><text:alphabetical-index-mark text:string-value="seskupování" text:key1="písmomalba"/>Ikona <text:span text:style-name="LOMenuPath">Seskupit</text:span>: Seskupí vybrané objekty, takže s nimi bude možné zacházet jako s jediným objektem.</text:p>
      <text:h text:style-name="P63" text:outline-level="3"><text:bookmark-start text:name="__RefHeading__13231_2065861793"/><text:soft-page-break/><text:reference-mark-start text:name="Using menu options"/>Použití možností v nabídkách<text:bookmark-end text:name="__RefHeading__13231_2065861793"/><text:reference-mark-end text:name="Using menu options"/></text:h>
      <text:p text:style-name="P8">You can use some the choices on the <text:span text:style-name="LOMenuPath">Format</text:span> menu to anchor, align, arrange, and group selected Fontwork objects, wrap text around them, and flip them horizontally and vertically.</text:p>
      <text:p text:style-name="P8">Můžeme také klepnout pravým tlačítkem na objekt písmomalby a zvolit tytéž možností v místní nabídce. Pomocí místní nabídky můžeme také rychle přistoupit k dialogovým oknům Čára, Oblast, Text a Umístění a velikost. Dialogové okno Text nabízí pro písmomalbu pouze několik možností a není zde popsáno. On the Position and Size dialog, you can enter precise values for size and position. Podrobnější informace o všech těchto možnostech nabídek se nachází v příručce <text:span text:style-name="LOEmphasis">Draw Guide</text:span>.</text:p>
      <text:h text:style-name="P63" text:outline-level="3"><text:bookmark-start text:name="__RefHeading__13233_2065861793"/>Použití nástrojové lišty 3D nastavení<text:bookmark-end text:name="__RefHeading__13233_2065861793"/></text:h>
      <text:p text:style-name="P8">Je-li vybraný objekt písmomalby trojrozměrný, můžeme použít možnosti na nástrojové liště 3D nastavení. Dvourozměrný objekt písmomalby můžeme změnit na trojrozměrný (nebo trojrozměrný změníme na dvourozměrný) tím, že klepneme na ikonu Plastičnost zap/vyp na nástrojové liště 3D nastavení. Více informací se nachází v příručce <text:span text:style-name="LOEmphasis">Draw Guide</text:span>.</text:p>
      <text:p text:style-name="P28"><draw:frame draw:style-name="fr3" draw:name="Frame2" text:anchor-type="as-char" svg:width="3.3508in" draw:z-index="3"><draw:text-box fo:min-height="1.3898in"><text:p text:style-name="Caption"><draw:frame draw:style-name="fr9" draw:name="Image17" text:anchor-type="as-char" svg:width="3.3508in" style:rel-width="100%" svg:height="1.3898in" style:rel-height="scale" draw:z-index="4"><draw:image xlink:href="Pictures/100002010000017F000000A0FB0F298A.png" xlink:type="simple" xlink:show="embed" xlink:actuate="onLoad"/></draw:frame></text:p><text:p text:style-name="Caption">Figure <text:sequence text:ref-name="refFigure14" text:name="Figure" text:formula="ooow:Figure+1" style:num-format="1">15</text:sequence>: 3D-Settings toolbars</text:p></draw:text-box></draw:frame></text:p>
      <text:h text:style-name="P53" text:outline-level="2"><text:bookmark-start text:name="__RefHeading__13235_2065861793"/><text:reference-mark-start text:name="Moving and resizing Fontwork objects"/><text:alphabetical-index-mark text:string-value="přesun a změna velikosti objektů" text:key1="písmomalba"/>Přesun a změna velikosti objektů písmomalby<text:bookmark-end text:name="__RefHeading__13235_2065861793"/><text:reference-mark-end text:name="Moving and resizing Fontwork objects"/></text:h>
      <text:p text:style-name="P8">Pokud vybereme objekt písmomalby, zobrazí se podél jeho okrajů osm barevných čtverečků (označovaných jako <text:span text:style-name="LOEmphasis">úchyty</text:span>), jak ukazuje obrázek. Přetažením těchto úchytů změníme velikost objektu.</text:p>
      <table:table table:name="Table9" table:style-name="Table9">
        <table:table-column table:style-name="Table9.A"/>
        <table:table-column table:style-name="Table9.B"/>
        <table:table-row table:style-name="Table9.1">
          <table:table-cell table:style-name="Table9.A1" office:value-type="string">
            <text:p text:style-name="P8">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P8">Přesuneme-li ukazatel nad jinou část objektu, změní se na obvyklý symbol pro přetažení objektu jinam na stránku.</text:p>
          </table:table-cell>
          <table:table-cell table:style-name="Table9.A1" office:value-type="string">
            <text:p text:style-name="P18"><draw:frame draw:style-name="fr15" draw:name="graphics17" text:anchor-type="as-char" svg:width="2.4898in" svg:height="1.6772in" draw:z-index="0"><draw:image xlink:href="Pictures/10000000000000EF000000A163023C3D.png" xlink:type="simple" xlink:show="embed" xlink:actuate="onLoad"/></draw:frame></text:p>
          </table:table-cell>
        </table:table-row>
      </table:table>
      <text:p text:style-name="P7"><text:bookmark-start text:name="__RefHeading__5648_15665686441"/>For precise control of the location and size of the object, use the Position and Size areas of the Type tab in the Properties dialog.<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2" style:display-name="OOoHeading 2" style:family="paragraph" style:parent-style-name="OOoHeading" style:next-style-name="OOoTextBody" style:default-outline-level="2" style:list-style-name="">
      <style:paragraph-properties fo:margin-top="0.1535in" fo:margin-bottom="0.0827in" loext:contextual-spacing="false" style:shadow="none"/>
      <style:text-properties fo:color="#18a303" fo:font-size="14pt"/>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ff3300"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0b13b"/>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Using Fontwork</text:chapter> <text:span text:style-name="MT1">| </text:span><text:page-number text:select-page="current">17</text:page-number></text:p>
      </style:footer>
      <style:footer-left>
        <text:p text:style-name="MP1"><text:page-number text:select-page="current">18</text:page-number> <text:span text:style-name="MT2">| </text:span><text:span text:style-name="MT2"><text:title>Chapter 11  Graphics, Gallery, Fontwork</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2</text:page-number></text:span><text:span text:style-name="MT5">| </text:span><text:title>Chapter 11  Graphics, Gallery, Fontwork</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1:53:39.476934000</meta:creation-date>
    <meta:editing-duration>PT7H53M33S</meta:editing-duration>
    <meta:editing-cycles>39</meta:editing-cycles>
    <meta:generator>LibreOffice/4.3.2.2$Linux_X86_64 LibreOffice_project/edfb5295ba211bd31ad47d0bad0118690f76407d</meta:generator>
    <dc:title>Kapitola 11 Obrázky, galerie, písmomalba</dc:title>
    <meta:initial-creator>Jean Weber</meta:initial-creator>
    <dc:date>2016-07-26T13:30:53.381412057</dc:date>
    <dc:creator>Milos Sramek</dc:creator>
    <meta:document-statistic meta:table-count="9" meta:image-count="27" meta:object-count="0" meta:page-count="18" meta:paragraph-count="425" meta:word-count="5373" meta:character-count="30690" meta:non-whitespace-character-count="25736"/>
    <meta:template xlink:type="simple" xlink:actuate="onRequest" xlink:title="LO 5.0 Chapter Template" xlink:href="../../../../../../../Library/Application%20Support/LibreOffice/4/user/template/LO%205.0%20Chapter%20Template.ott" meta:date="2016-02-11T11:53:39.147244000"/>
  </office:meta>
</office:document-meta>
</file>